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13266666666667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4.212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Department</text:p>
          </table:table-cell>
          <table:table-cell office:value-type="string" table:style-name="ce1">
            <text:p>Semester</text:p>
          </table:table-cell>
          <table:table-cell office:value-type="string" table:style-name="ce1">
            <text:p>Subject Code</text:p>
          </table:table-cell>
          <table:table-cell office:value-type="string" table:style-name="ce1">
            <text:p>Book N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rwin Kreyszig; Advanced Engineering Mathematics, 8th Ed., Jhon Wiley &amp; Sons, India, 1999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2">
            <text:p>H. K. Dass and RajnishVerma; Higher Engineering Mathematics, S Chand &amp; Co Pvt Ltd.<text:s/></text:p>
            <text:p>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. D. Weir et al.; Thomas’ Calculus, 11th Ed., Pearson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C. R. Wylie and L. C. Barrett; Advanced Engineering Mathematics. 1982.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ogramming in ANSI C, 8th Edition by E Balagurusamy, MGrawHill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Let us C, 16th Edition by Yashwant Kanetkar, BPB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ogramming in C , 2nd Edition by Pradeep Dey &amp; Manas Gho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Head First C by David Griffiths &amp; Dawn Griffith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 How to program, 7/E by Deitel&amp;Deit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: The Complete Reference by Herbert Schild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actical C Programming (Third Edition) by Steve Oualli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ments of Electrical Engineering and Electronics by U.A.Patel and R. P. Ajwal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A Text Book of Electrical Technology by B. L. Tharej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Principles of Electrical Engineering and Electronics by V. K. Meht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ctrical Technology by Hughes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ctrical Engineering Fundamentals by Vincent Del Toro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The Complete PC Upgrade and Maintenance Guide, 16th Edition, Mark Minasi, Quentin Docter, Faithe Wempen, SYBEX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BMPC And Clones Govindarajulu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An introduction to mechanics, D. Kleppner, R.J. Kolenkow, 1973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, Ronald Lane Reese, 2003, Thomson Brooks/Co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, Resnick, Halliday and Walker 8/e. 2008, Wile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with Modern Phys., J.W. Jewett, R.A. Serway, 2010, Cengage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Heat and Thermodynamics, M.W. Zemansky, Richard Dittman, 1981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Concepts in Thermal Physics, S.J. Blundell and K.M. Blundell, 2nd Ed., 2012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It Works Book 2: Amazing Physics Imagine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Physics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Math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rwin Kreyszig; Advanced Engineering Mathematics, 8th Ed., Jhon Wiley &amp; Sons, India, 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H. K. Dass and Rajnish Verma; Higher Engineering Mathematics, S Chand &amp; Co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Sheldon Ross; A first course in probability. Pearson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. D. Weir et al; Thomas’ Calculus, 11th Ed., Pearson 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C. R. Wylie and L. C. Barrett; Advanced Engineering Mathematics. 1982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R. V. Hogg, E. A. Tanis and D. L. Zimmerman; Probability and Statistical Inference, 9th edition, Prentice Hall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Zafar Ahsan; Differential Equations and Their Applications,  Learning, Pvt Ltd,Third Edition (201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Programming with C++ by E.Balagurusami(TM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in Turbo C++ by Robert Lafore (Galgoti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Let us C++ by Yashwant Kanetkar, BPB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C++ How to program, by Deitel &amp; Deit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C++ Programming Bible, by Al Stevens and Clayton Walnum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The Complete Reference, by Herbert Schildt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N. D. Bhatt &amp; V. M. Panchal, “Engineering Drawing”, Charotar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 J. Shah, “Engineering Graphics”, S. Chand Publishing &amp;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S.Desai, S.B.Soni, “Elements of Mechanical Engineering”, Atul Prakasha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S.M.Bhatt, H.G.Katariya, J.P.Hadiya, “Elements of Mechanical Engineering”, Books India Publication, Ahmedab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hasia R.B. and Shukla R.N., “Elements of Civil Engineering”, Mahajan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unamia B.C., “Surveying”, Vol. I &amp;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B. Patel &amp; P.D. Patel, “Engineering Graphics”, Mahajan Publishing Hous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Arunoday Kumar, “Engineering Graphics”, Tech-Max Publi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M.L. Agrawal &amp; R.K. Garg, “Engineering Drawing”, Vol. I, Dhanpatrai &amp;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Dr. Sadhu Singh, “Elements of Mechanical Engineering”, S.CHAND Publication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V.K.Manglik, “Elements of Mechanical Engineering”, PHI Learning,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andya Anurag, “Elements of Civil Engineering”, Charotar Publishing House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anetkar T.P. &amp; Kulkarni S.V., “Surveying and Levelling”, Vol. I &amp;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Varandani, N.S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rma, J. P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h Shefali &amp; Goyal Rupali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grawal, K.C., Environmental Pollution : Causes, Effects &amp;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Dameja, S. K., Environmental Engineering &amp; Manag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Rajagopalan, R., Environmental Studies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Wright Richard T. &amp; Nebel Bernard J., Environmental Sci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h, S.G., Shah, S.G. &amp; Shah, G. N., Basics of Environmental Studies, Superior Publications, Vadoda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4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5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6</text:p>
          </table:table-cell>
          <table:table-cell office:value-type="string" table:style-name="ce1">
            <text:p>Electricity and Magnetism, Edward M. Purcell, 1986 McGraw-Hill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7</text:p>
          </table:table-cell>
          <table:table-cell office:value-type="string" table:style-name="ce1">
            <text:p>Waves: Berkeley Physics Course, vol. 3, Francis Crawford, 2007, Tata McGraw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8</text:p>
          </table:table-cell>
          <table:table-cell office:value-type="string" table:style-name="ce1">
            <text:p>Fundamentals of Optics, F.A. Jenkins and H.E. White, 1981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9</text:p>
          </table:table-cell>
          <table:table-cell office:value-type="string" table:style-name="ce1">
            <text:p>Principles of Optics, Max Born and Emil Wolf, 7th Edn. 1999, Pergamon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0</text:p>
          </table:table-cell>
          <table:table-cell office:value-type="string" table:style-name="ce1">
            <text:p>Optics, AjoyGhatak, 2008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1</text:p>
          </table:table-cell>
          <table:table-cell office:value-type="string" table:style-name="ce1">
            <text:p>Concepts of Modern Physics, Arthur Beiser, 2002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2</text:p>
          </table:table-cell>
          <table:table-cell office:value-type="string" table:style-name="ce1">
            <text:p>Introduction to Modern Physics, Rich Meyer, Kennard, Coop, 2002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3</text:p>
          </table:table-cell>
          <table:table-cell office:value-type="string" table:style-name="ce1">
            <text:p>Introduction to Quantum Mechanics, David J. Griffith, 2005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Rosen, Kenneth H., and Kamala Krithivasan. Discrete mathematics and its applications. Vol. 6. New York: McGraw-Hill, 199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Tremblay, Jean-Paul, and Rampurkar Manohar. Discrete mathematical structures with applications to computer science. New York: McGraw-Hill, 197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McAllister, D. F., and D. F. Stanat. "Discrete Mathematics in Computer Science." 1977 Prentice-Hall, In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Deo, Narsingh. Graph theory with applications to engineering and computer science. Courier Dover Publications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B. Kolman and R. C. Busby, Discrete Mathematical Structures for Computer Science, 2nd edition, Prentice-Hall, Englewood Cliffs, New Jersey (198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Malik, D. S., and Mridul K. Sen. Discrete mathematical structures: theory and applications. Course Technology, 200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Thomas H. Cormen, Leiserson, C. E., Rivest, R. L., &amp; Stein, C. Introduction to algorithms (Vol. 6). Cambridge: MIT press,2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Anton, Howard. Elementary linear algebra. John Wiley &amp; Sons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Gallian, Joseph. Contemporary abstract algebra. Cengage Learning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Java: The Complete Reference, Ninth Edition by Herbert Schildt , Oracle Pres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Java 8 in Action: Lambdas, Streams, and Functional-style Programming by Alan Mycroft and Mario Fusco, Manning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Thinking in Java, Bruce Eck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Java: A Beginner’s Guide (Sixth Edition) by Herbert Schildt , Oracle Pres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Core Java Volume I--Fundamentals (9th Edition) (Core Series) by Cay S. Horstmann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2</text:p>
          </table:table-cell>
          <table:table-cell office:value-type="string" table:style-name="ce1">
            <text:p>Digital Logic and Computer Design By M Morris Mano, PHI- Publication 2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2</text:p>
          </table:table-cell>
          <table:table-cell office:value-type="string" table:style-name="ce1">
            <text:p>Digital Principles and Applications By Malvino &amp; Leach, Seventh Edition, McGraw-Hill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2</text:p>
          </table:table-cell>
          <table:table-cell office:value-type="string" table:style-name="ce1">
            <text:p>Digital Design M. Morris Mano and Michael D. Ciletti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3</text:p>
          </table:table-cell>
          <table:table-cell office:value-type="string" table:style-name="ce1">
            <text:p>Data communication &amp; Networking, Bahrouz Forouzan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3</text:p>
          </table:table-cell>
          <table:table-cell office:value-type="string" table:style-name="ce1">
            <text:p>Data and Computer Communications, William Stallings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3</text:p>
          </table:table-cell>
          <table:table-cell office:value-type="string" table:style-name="ce1">
            <text:p>Computer Network, Andrew S. Tanenbaum, Fourth Edition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An Introduction to Data Structures with Applications, Jean-Paul Tremblay, Paul G. Sorenson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 with C, Lipschutz, T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Introduction to Algorithms: Cormen, Leiserson, Rivest and Stein: Prentice Hall of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s and Algorithms: Aho, Hopcroft and Ullmann: Addison Wesle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Classic Data structures, D.Samanta, Prentice-Hall International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s using C &amp; C++, Ten Baum, Prentice-Hall Internationa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s: A Pseudo-code approach with C, Gilberg &amp; Forouzan, Thomson Learn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Fundamentals of Data Structures in C++, Ellis Horowitz, Sartaj Sahni, Dinesh Mehta, W. H. Freem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“A Practical Introduction to Data Structures and Algorithm Analysis” by Clifford A. Shaff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s and Algorithm in Java: Goodrich and Tamassia: John Wiley and Son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Database System Concepts, Abraham Silberschatz, Henry F. Korth&amp; S. Sudarshan,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An introduction to Database Systems, C J Date, Addition-Wesl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"Fundamentals of Database Systems”, R. Elmasri and S.B. Navathe, the Benjamin / Cumming Pub.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SQL,PL/SQL the Programming Language of oracle, Ivan Bayross, BPB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Oracle: The Complete Reference, George Koch, Kevin Loney, TMH /oracle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Computer System Architecture, Morris Mano (3rd Edition) Prentice H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80386 Programmer’s reference manual from M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Microprocessors and Interfacing: Experiments Manual: Programming andHardware by Douglas V.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William Stalling, Computer Organization &amp; Architecture-Designing for Performance, Pearson Prentice Hall (8th Editio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A.S. Tananbum, Structured Computer Organization, Pearson Publish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The Essentials of Computer Organization and Architecture Linda Null, Julia Lobu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John P Hayes, Computer Architecture &amp; Organization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Computer Architecture: Pipelined and Parallel Processor Design Michael J.Flynn (4th edition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Magnus Lie Hetland, "Beginning Python From Novice to Professional", Third Edition, Apress,2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Nigel George, "Mastering Django: Core" Packt Publishing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David Beazley, Brian K. Jones, "Python Cookbook", 3rd edition, OREILLY,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Brett Slatkin, "Effective Python: 59 Specific Ways to Write Better Python", Novatec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Allen Downey, "Think Python: How to Think Like a Computer Scientist", Green Tea Press,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Mark Lutz "Learning Python", 4th Edition, O’REILLY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Arun Ravindran, Aidas Bendoraitis, Samuel Dauzon, "Django: Web Development with Python",Packt Publishing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Modern Operating Systems -By Andrew S. Tanenbaum, Third Edition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Operating System Concepts Avi Silberschatz, Peter Baer Galvin, Greg Gagne, Ninth Edition, Wil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Operating Systems, D.M. Dhamdhare, T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Operating Systems Internals and Design Principles, William Stallings, Seventh Edition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Unix System Concepts &amp; Applications, Sumitabha Das, T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Unix Shell Programming, Yashwant Kanitkar, BPB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Introduction to Algorithms by Thomas H. Cormen, Charles E. Leiserson, Ronald Rivest and Clifford Stein, MIT P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Fundamental of Algorithms by Gills Brassard, Paul Bratley, Pentice Hall of Indi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Fundamental of Computer Algorithms by Ellis Horowitz, Sartazsahni and sanguthevar Rajasekarm, Computer Sci.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Design &amp; Analysis of Algorithms by P H Dave &amp; H B Dave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Roger S. Pressman, Software engineering- A practitioner’s Approach, McGraw-Hill International E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Engineering Software as a Service An Agile Software Approach, Armando Fox and David Patte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Ian Sommerville, Software engineering, Pearson education As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Pankaj Jalote, An Integrated Approach to Software Engineering by, Spring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Rajib Mall, Fundamentals of software Engineering, Prentice Hall of Indi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John M Nicolas, Project Management for Business, Engineering and Technology, Elsev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SCWCD, Matthew Scarpino, Hanumant Deshmukh, Jignesh Malavie, Manning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Hibernate 2nd edition, Jeff Linwood and Dave Minter, Beginning Après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Java Persistence with MyBatis 3, K. Siva Prasad Reddy, PACKT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Spring in Action 3rd edition , Craig walls, Manning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Java Server Faces in Action, Kito D. Mann, Manning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JDBC™ API Tutorial and Reference, Third Edition, Maydene Fisher, Jon Ellis, Jonathan Bruce, Addison Wesl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Beginning JSP, JSF and Tomcat, Giulio Zambon, A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JSF2.0 CookBook, Anghel Leonard, PACKT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Android Developer Tools Essentials by Mike Wolfson - O'Reilly Media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Christian Keur and Aaron Hillegass, iOS Programming: The Big Nerd Ranch Guide, 5th edition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Learn Java for Android Development, 2nd Edition - Jeff Friesen - Apress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Suzanne Ginsburg, Designing the iPhone User Experience: A User-Centered Approach to Sketching and Prototyping iPhone Apps, Addison-Wesley Professional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Bill Phillips, Chris Stewart, Brian Hardy, and Kristin Marsicano, Android Programming: The Big Nerd Ranch Guide, Big Nerd Ranch LLC, 2nd edition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7</text:p>
          </table:table-cell>
          <table:table-cell office:value-type="string" table:style-name="ce1">
            <text:p>Web Development with Node and Express, 2nd Edition by Ethan Brown, O'Reilly Me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7</text:p>
          </table:table-cell>
          <table:table-cell office:value-type="string" table:style-name="ce1">
            <text:p>Node.js Web Development - Fifth Edition By David Herron, Packtpu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7</text:p>
          </table:table-cell>
          <table:table-cell office:value-type="string" table:style-name="ce1">
            <text:p>Node Cookbook - Fourth Edition By Bethany Griggs, Packtpu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“Artificial Intelligence” -By Elaine Rich and Kevin Knight (2nd Edition) Tata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Stuart Russell, Peter Norvig, Artificial Intelligence: A Modern Approach, 3rd Ed., Prentice Hall, 2009. Can also use 2nd Ed., Pearson Education International, 2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Introduction to Prolog Programming by Carl Townsen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Artificial Intelligence and Expert System by D.W. Patterson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Introduction to Applied Fuzzy Logic by Ahmed Abraham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Nils Nilsson, Artificial Intelligence: A New Synthesis, Morgan Kaufmann, 199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David Poole, Alan Mackworth, Artificial Intelligence: Foundations for Computational Agents, Cambridge Univ. Press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Artificial Intelligence &amp; design of expert systems, Lager, Benjamin/Cumm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Artificial Intelligence - An Engineering Approach, Schalkoff R. J.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Expert Systems: Theory &amp; Practice, Jean-Louis Ermine, Prentice-Hall India,1997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Programming with PROLOG” –By Klocksin and Mellis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Cryptography and Network Security, Behrouz A. Forouzan, McGraw-Hill Compani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Cryptography And Network Principles And Practice, William Stallings, Prentice Hall, Pearson Education Asi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Cryptography &amp; Network Security, Atul Kahate, The McGraw-Hill Compani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The DevOps Handbook: How to Create World-Class Agility, Reliability, and Security in Technology Organizations by Gene Kim, Jez Humble, Patrick Debois, and John Will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Introduction to Languages and Theory of Computation, John C. Martin, T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An introduction to automata theory and formal languages, Adesh K. Pandey, S. K. Kataria &amp; S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Introduction to computer theory, Deniel I. Cohen, John Wiley &amp; Sons In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Computation: Finite and Infinite, Marvin L. Minsky, Prentice-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“An introduction to Formal Languages and Automata”, Peter Linz, 6th edition, Jones &amp; Bartlett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“Introduction to the Theory of Computation”, Michael Sipser, 3rd edition, Cengage Learn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Computer Networking: A Top-Down Approach James F. Kurose, University of Massachusetts, Amherst Keith W. Ross, Polytechnic University, Brookly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Computer Networks by Andrew S Tanenbau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High Performance Browser Networking by Ilya Grigori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Data Communication and Networking by Behrouz Forouz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Mike Rosen, Boris Lublinsky, Kevin T. Smith, Marc J. Balcer "Applied SOA:Service-Oriented Architectureand Design Strategies" WileyPublishing, Inc, 2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Thomas Erl, “Service-Oriented Architecture: Concepts, Technology, and Design, Prentice Hall Publication, 2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Norbert Bieberstein, Sanjay Bose, Marc Fiammante, Keith Jones, Rawn Shah, “Service-Oriented Architecture Compass: Business Value, Planning, andEnterprise Roadmap”, IBM Press Publication, 2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Thomas Erl, “Service-Oriented Architecture: A Field Guide to Integrating XML and Web Services”, Prentice Hall Publication, 200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SanjivaWeerawarana, Francisco Curbera, Frank Leymann, Tony Storey, DonaldF.Ferguson, “Web Services Platform Architecture: SOAP, WSDL, WS-Policy, WS- Addressing, WS-BPEL, WS-Reliable Messaging, and More”, Prentice HallPublication, 2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Eric Newcomer, Greg Lomow, “Understanding SOA with Web Services”,Addison Wesley Publication, 200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ERL, T.; Service-oriented architecture : a field guide to integrating XML and Web services, Prentice Hall PTR, 2004, ISBN- 013142898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5</text:p>
          </table:table-cell>
          <table:table-cell office:value-type="string" table:style-name="ce1">
            <text:p>“Digital Image Processing”, Rafael C Gonzalez, Richard E Woods, 2nd Edition, Pearson Education 200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5</text:p>
          </table:table-cell>
          <table:table-cell office:value-type="string" table:style-name="ce1">
            <text:p>“Digital Image Processing”, W. Pratt, Wiley Publication, Fourth Edition, 201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5</text:p>
          </table:table-cell>
          <table:table-cell office:value-type="string" table:style-name="ce1">
            <text:p>“Fundamentals of Digital Image Processing”, A.K. Jain, PHI, New Delhi (1995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8</text:p>
          </table:table-cell>
          <table:table-cell office:value-type="string" table:style-name="ce1">
            <text:p>Principles of Distributed Database Systems, 4th Edition, Özsu, M. Tamer, Valduriez, Patrick, Spring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8</text:p>
          </table:table-cell>
          <table:table-cell office:value-type="string" table:style-name="ce1">
            <text:p>Designing Distributed Systems, Brendan Burns, O’Reil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8</text:p>
          </table:table-cell>
          <table:table-cell office:value-type="string" table:style-name="ce1">
            <text:p>Distributed SystemsAn Algorithmic Approach, Second Edition, Sukumar Ghosh, CRC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1</text:p>
          </table:table-cell>
          <table:table-cell office:value-type="string" table:style-name="ce1">
            <text:p>Bart Baesens , Analytics in a Big Data World: The Essential Guide to Data Science and its Applications, ,Wiley, 2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1</text:p>
          </table:table-cell>
          <table:table-cell office:value-type="string" table:style-name="ce1">
            <text:p>Xyz Dirk Deroos et al., Hadoop for Dummies, Dreamtech Press, 2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1</text:p>
          </table:table-cell>
          <table:table-cell office:value-type="string" table:style-name="ce1">
            <text:p>Leskovec, Rajaraman, Ullman, Mining of Massive Datasets, Cambridge University Pres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2</text:p>
          </table:table-cell>
          <table:table-cell office:value-type="string" table:style-name="ce1">
            <text:p>Alfred Aho, Ravi Sethi, Jeffrey D Ullman, “Compilers Principles, Techniques and- Tools”, Pearson Education Asi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2</text:p>
          </table:table-cell>
          <table:table-cell office:value-type="string" table:style-name="ce1">
            <text:p>M. Dhamdhere, “System Programming and Operating Systems”, Tata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2</text:p>
          </table:table-cell>
          <table:table-cell office:value-type="string" table:style-name="ce1">
            <text:p>Steven S. Muchnick. Advanced Compiler Design and Implemen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3</text:p>
          </table:table-cell>
          <table:table-cell office:value-type="string" table:style-name="ce1">
            <text:p>Thomas Erl, Zaigham Mahmood,and Ricardo Puttini, “Cloud Computing Concepts, Technology &amp; Architecture”, Prentice H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3</text:p>
          </table:table-cell>
          <table:table-cell office:value-type="string" table:style-name="ce1">
            <text:p>Kai Hwang, Geoffrey C.,” Distributed and Cloud Computing”, Morgan Kaufmann is an imprint of Elsev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3</text:p>
          </table:table-cell>
          <table:table-cell office:value-type="string" table:style-name="ce1">
            <text:p>Navin Sabharwal, Ravi Shankar “Apache CloudStack Cloud Computing” PACKT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4</text:p>
          </table:table-cell>
          <table:table-cell office:value-type="string" table:style-name="ce1">
            <text:p>Internet of Things: Architectures, Protocols and Standards 1 st Edition , Simone Cirani, Gianluigi Ferrari, Marco Picone, and Luca Veltr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4</text:p>
          </table:table-cell>
          <table:table-cell office:value-type="string" table:style-name="ce1">
            <text:p>Internet of Things: principles and paradigms, Buyya, Rajkumar and Amir Vahid Dasterdji (eds.), Morgan Kaufmann, 2016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4</text:p>
          </table:table-cell>
          <table:table-cell office:value-type="string" table:style-name="ce1">
            <text:p>From Machine-to-Machine to the Internet of Things: introduction to a new age of intelligence, Holler, Jan et al, Academic Press, 2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Imran Bashir , Mastering Blockchain ,Packt Second Edition, 201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Andreas M. Antonopoulos, Mastering Bitcoin, O’Reilly, Second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371</text:p>
          </table:table-cell>
          <table:table-cell office:value-type="string" table:style-name="ce1">
            <text:p>Mark Watney, Blockchain for Beginners: The Complete Step by Step Guide to Understanding Blockchain Technology, July, 2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rwin Kreyszig; Advanced Engineering Mathematics, 8th Ed., Jhon Wiley &amp; Sons, India, 1999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2">
            <text:p>H. K. Dass and RajnishVerma; Higher Engineering Mathematics, S Chand &amp; Co Pvt Ltd.<text:s/></text:p>
            <text:p>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. D. Weir et al.; Thomas’ Calculus, 11th Ed., Pearson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C. R. Wylie and L. C. Barrett; Advanced Engineering Mathematics. 1982.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ogramming in ANSI C, 8th Edition by E Balagurusamy, MGrawHill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Let us C, 16th Edition by Yashwant Kanetkar, BPB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ogramming in C , 2nd Edition by Pradeep Dey &amp; Manas Gho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Head First C by David Griffiths &amp; Dawn Griffith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 How to program, 7/E by Deitel&amp;Deit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: The Complete Reference by Herbert Schild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actical C Programming (Third Edition) by Steve Oualli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ments of Electrical Engineering and Electronics by U.A.Patel and R. P. Ajwal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A Text Book of Electrical Technology by B. L. Tharej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Principles of Electrical Engineering and Electronics by V. K. Meht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ctrical Technology by Hughes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ctrical Engineering Fundamentals by Vincent Del Toro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The Complete PC Upgrade and Maintenance Guide, 16th Edition, Mark Minasi, Quentin Docter, Faithe Wempen, SYBEX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BMPC And Clones Govindarajulu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An introduction to mechanics, D. Kleppner, R.J. Kolenkow, 1973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, Ronald Lane Reese, 2003, Thomson Brooks/Co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, Resnick, Halliday and Walker 8/e. 2008, Wile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with Modern Phys., J.W. Jewett, R.A. Serway, 2010, Cengage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Heat and Thermodynamics, M.W. Zemansky, Richard Dittman, 1981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Concepts in Thermal Physics, S.J. Blundell and K.M. Blundell, 2nd Ed., 2012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It Works Book 2: Amazing Physics Imagine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Physics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Math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rwin Kreyszig; Advanced Engineering Mathematics, 8th Ed., Jhon Wiley &amp; Sons, India, 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H. K. Dass and Rajnish Verma; Higher Engineering Mathematics, S Chand &amp; Co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Sheldon Ross; A first course in probability. Pearson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. D. Weir et al; Thomas’ Calculus, 11th Ed., Pearson 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C. R. Wylie and L. C. Barrett; Advanced Engineering Mathematics. 1982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R. V. Hogg, E. A. Tanis and D. L. Zimmerman; Probability and Statistical Inference, 9th edition, Prentice Hall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Zafar Ahsan; Differential Equations and Their Applications,  Learning, Pvt Ltd,Third Edition (201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Programming with C++ by E.Balagurusami(TM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in Turbo C++ by Robert Lafore (Galgoti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Let us C++ by Yashwant Kanetkar, BPB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C++ How to program, by Deitel &amp; Deit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C++ Programming Bible, by Al Stevens and Clayton Walnum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The Complete Reference, by Herbert Schildt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N. D. Bhatt &amp; V. M. Panchal, “Engineering Drawing”, Charotar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 J. Shah, “Engineering Graphics”, S. Chand Publishing &amp;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S.Desai, S.B.Soni, “Elements of Mechanical Engineering”, Atul Prakasha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S.M.Bhatt, H.G.Katariya, J.P.Hadiya, “Elements of Mechanical Engineering”, Books India Publication, Ahmedab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hasia R.B. and Shukla R.N., “Elements of Civil Engineering”, Mahajan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unamia B.C., “Surveying”, Vol. I &amp;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B. Patel &amp; P.D. Patel, “Engineering Graphics”, Mahajan Publishing Hous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Arunoday Kumar, “Engineering Graphics”, Tech-Max Publi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M.L. Agrawal &amp; R.K. Garg, “Engineering Drawing”, Vol. I, Dhanpatrai &amp;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Dr. Sadhu Singh, “Elements of Mechanical Engineering”, S.CHAND Publication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V.K.Manglik, “Elements of Mechanical Engineering”, PHI Learning,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andya Anurag, “Elements of Civil Engineering”, Charotar Publishing House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anetkar T.P. &amp; Kulkarni S.V., “Surveying and Levelling”, Vol. I &amp;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Varandani, N.S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rma, J. P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h Shefali &amp; Goyal Rupali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grawal, K.C., Environmental Pollution : Causes, Effects &amp;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Dameja, S. K., Environmental Engineering &amp; Manag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Rajagopalan, R., Environmental Studies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Wright Richard T. &amp; Nebel Bernard J., Environmental Sci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h, S.G., Shah, S.G. &amp; Shah, G. N., Basics of Environmental Studies, Superior Publications, Vadoda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4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5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6</text:p>
          </table:table-cell>
          <table:table-cell office:value-type="string" table:style-name="ce1">
            <text:p>Electricity and Magnetism, Edward M. Purcell, 1986 McGraw-Hill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7</text:p>
          </table:table-cell>
          <table:table-cell office:value-type="string" table:style-name="ce1">
            <text:p>Waves: Berkeley Physics Course, vol. 3, Francis Crawford, 2007, Tata McGraw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8</text:p>
          </table:table-cell>
          <table:table-cell office:value-type="string" table:style-name="ce1">
            <text:p>Fundamentals of Optics, F.A. Jenkins and H.E. White, 1981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9</text:p>
          </table:table-cell>
          <table:table-cell office:value-type="string" table:style-name="ce1">
            <text:p>Principles of Optics, Max Born and Emil Wolf, 7th Edn. 1999, Pergamon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0</text:p>
          </table:table-cell>
          <table:table-cell office:value-type="string" table:style-name="ce1">
            <text:p>Optics, AjoyGhatak, 2008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1</text:p>
          </table:table-cell>
          <table:table-cell office:value-type="string" table:style-name="ce1">
            <text:p>Concepts of Modern Physics, Arthur Beiser, 2002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2</text:p>
          </table:table-cell>
          <table:table-cell office:value-type="string" table:style-name="ce1">
            <text:p>Introduction to Modern Physics, Rich Meyer, Kennard, Coop, 2002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3</text:p>
          </table:table-cell>
          <table:table-cell office:value-type="string" table:style-name="ce1">
            <text:p>Introduction to Quantum Mechanics, David J. Griffith, 2005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Rosen, Kenneth H., and Kamala Krithivasan. Discrete mathematics and its applications. Vol. 6. New York: McGraw-Hill, 199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Tremblay, Jean-Paul, and Rampurkar Manohar. Discrete mathematical structures with applications to computer science. New York: McGraw-Hill, 197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McAllister, D. F., and D. F. Stanat. "Discrete Mathematics in Computer Science." 1977 Prentice-Hall, In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Deo, Narsingh. Graph theory with applications to engineering and computer science. Courier Dover Publications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B. Kolman and R. C. Busby, Discrete Mathematical Structures for Computer Science, 2nd edition, Prentice-Hall, Englewood Cliffs, New Jersey (198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Malik, D. S., and Mridul K. Sen. Discrete mathematical structures: theory and applications. Course Technology, 200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Thomas H. Cormen, Leiserson, C. E., Rivest, R. L., &amp; Stein, C. Introduction to algorithms (Vol. 6). Cambridge: MIT press,2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Anton, Howard. Elementary linear algebra. John Wiley &amp; Sons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Gallian, Joseph. Contemporary abstract algebra. Cengage Learning,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1</text:p>
          </table:table-cell>
          <table:table-cell office:value-type="string" table:style-name="ce1">
            <text:p>Java: The Complete Reference, Ninth Edition by Herbert Schildt , Oracle Pres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2</text:p>
          </table:table-cell>
          <table:table-cell office:value-type="string" table:style-name="ce1">
            <text:p>Java 8 in Action: Lambdas, Streams, and Functional-style Programming by Alan Mycroft and Mario Fusco, Manning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3</text:p>
          </table:table-cell>
          <table:table-cell office:value-type="string" table:style-name="ce1">
            <text:p>Thinking in Java, Bruce Eck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2</text:p>
          </table:table-cell>
          <table:table-cell office:value-type="string" table:style-name="ce1">
            <text:p>Data communication &amp; Networking, Bahrouz Forouzan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3</text:p>
          </table:table-cell>
          <table:table-cell office:value-type="string" table:style-name="ce1">
            <text:p>Data and Computer Communications, William Stallings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4</text:p>
          </table:table-cell>
          <table:table-cell office:value-type="string" table:style-name="ce1">
            <text:p>Computer Network, Andrew S. Tanenbaum, Fourth Edition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0</text:p>
          </table:table-cell>
          <table:table-cell office:value-type="string" table:style-name="ce1">
            <text:p>Digital Logic and Computer Design By M Morris Mano, PHI- Publication 2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1</text:p>
          </table:table-cell>
          <table:table-cell office:value-type="string" table:style-name="ce1">
            <text:p>Digital Principles and Applications By Malvino &amp; Leach, Seventh Edition, McGraw-Hill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2</text:p>
          </table:table-cell>
          <table:table-cell office:value-type="string" table:style-name="ce1">
            <text:p>Digital Design M. Morris Mano and Michael D. Ciletti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61</text:p>
          </table:table-cell>
          <table:table-cell office:value-type="string" table:style-name="ce1">
            <text:p>Richard A. Johnson, Miller and Freund; Probability and Statistics for Engineers. Prentice Hall, 19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61</text:p>
          </table:table-cell>
          <table:table-cell office:value-type="string" table:style-name="ce1">
            <text:p>Ross Sheldon; A first course in probability. Pearson Education India, 200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61</text:p>
          </table:table-cell>
          <table:table-cell office:value-type="string" table:style-name="ce1">
            <text:p>Shankar S. Sastry; Introductory methods of numerical analysis. PHI Learning Pvt. Ltd., 201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4</text:p>
          </table:table-cell>
          <table:table-cell office:value-type="string" table:style-name="ce1">
            <text:p>John L. Hennesy &amp; David A. Patterson, "Computer Organization &amp; Design: The Hardware / Software Interface", Morgan Kaufmann Publishers, 2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5</text:p>
          </table:table-cell>
          <table:table-cell office:value-type="string" table:style-name="ce1">
            <text:p>R. E. Bryant and D. R. O’Hallaron, Computer Systems: A Programmer’s Perspective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Computer Organization &amp; Architecture-Designing for Performance, William Stalling, Pearson Prentice Hall (8th Editio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5</text:p>
          </table:table-cell>
          <table:table-cell office:value-type="string" table:style-name="ce1">
            <text:p>HTML5 and CSS3, Second Edition Level Up with Today’s Web Technologies, Brian P. Hog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5</text:p>
          </table:table-cell>
          <table:table-cell office:value-type="string" table:style-name="ce1">
            <text:p>HTML &amp; CSS, Design and Build Websites, Jon Ducke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An Introduction to Data Structures with Applications, Jean-Paul Tremblay, Paul G. Sorenson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Classic Data structures, D.Samanta, Prentice-Hall Internationa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Data Structures: A Pseudo-code approach with C, Gilberg &amp; Forouzan, Thomson Learn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7</text:p>
          </table:table-cell>
          <table:table-cell office:value-type="string" table:style-name="ce1">
            <text:p>Database System Concepts, Abraham Silberschatz, Henry F. Korth &amp; S. Sudarshan,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8</text:p>
          </table:table-cell>
          <table:table-cell office:value-type="string" table:style-name="ce1">
            <text:p>“Fundamentals of Database Systems”, R. Elmasri and S. B. Navathe, The Benjamin /Cumming Pub.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9</text:p>
          </table:table-cell>
          <table:table-cell office:value-type="string" table:style-name="ce1">
            <text:p>SQL,PL/SQL the Programming Language of Oracle,IvanBayross, BPB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51</text:p>
          </table:table-cell>
          <table:table-cell office:value-type="string" table:style-name="ce1">
            <text:p>Gills Brassard, Paul Brately, Fundamental of Algorithms, Prentice Hall of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52</text:p>
          </table:table-cell>
          <table:table-cell office:value-type="string" table:style-name="ce1">
            <text:p>Thomas H. Coreman, Charles E. Leiserson, Ronald Rivest and Clifford Stein, Introduction to Algorithms, MIT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53</text:p>
          </table:table-cell>
          <table:table-cell office:value-type="string" table:style-name="ce1">
            <text:p>Ellis Horowitz, SartazSahni and SanguthevarRajasekarn Fundamental of Computer Algorithms, Computer Science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2</text:p>
          </table:table-cell>
          <table:table-cell office:value-type="string" table:style-name="ce1">
            <text:p>PHP5 UInleashed, John Coggeshall, ByAdam Trachtenberg, David SklarPublisher, Sams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2</text:p>
          </table:table-cell>
          <table:table-cell office:value-type="string" table:style-name="ce1">
            <text:p>PHP and MySQL Web Development ,Luke Welling, Laura Thomson, Sams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2</text:p>
          </table:table-cell>
          <table:table-cell office:value-type="string" table:style-name="ce1">
            <text:p>Restful Web Services,Leonard Richardson, Sam Ruby, David Heinemeier Hansson,, O’Reil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3</text:p>
          </table:table-cell>
          <table:table-cell office:value-type="string" table:style-name="ce1">
            <text:p>Operating System Concepts, 9th Edition by AviSilberschatz, Peter Baer Galvin, Greg Gagne, Wiley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3</text:p>
          </table:table-cell>
          <table:table-cell office:value-type="string" table:style-name="ce1">
            <text:p>Modern Operating Systems, 3rd Edition by Andrew S. Tanenbaum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3</text:p>
          </table:table-cell>
          <table:table-cell office:value-type="string" table:style-name="ce1">
            <text:p>Operating System – Internals &amp; Design Principles, William Stallings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52</text:p>
          </table:table-cell>
          <table:table-cell office:value-type="string" table:style-name="ce1">
            <text:p>Computer Networking: A Top-Down Approach James F. Kurose, University of Massachusetts, Amherst Keith W. Ross, Polytechnic University, Brookly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52</text:p>
          </table:table-cell>
          <table:table-cell office:value-type="string" table:style-name="ce1">
            <text:p>Computer Networks by Andrew S Tanenbau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52</text:p>
          </table:table-cell>
          <table:table-cell office:value-type="string" table:style-name="ce1">
            <text:p>Data Communication And Networking by BehrouzForouz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1</text:p>
          </table:table-cell>
          <table:table-cell office:value-type="string" table:style-name="ce1">
            <text:p>James Keogh, The Complete Reference,TATA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1</text:p>
          </table:table-cell>
          <table:table-cell office:value-type="string" table:style-name="ce1">
            <text:p>James L. Weaver, Kevin Mukhar, and Jim Crume, Beginning J2EE 1.4: From Novice to Professional, Wro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1</text:p>
          </table:table-cell>
          <table:table-cell office:value-type="string" table:style-name="ce1">
            <text:p>Bryan Basham, Kathy Sierra, and Bert Bates, Head First Servlets and JSP: Passing the Sun Certified Web Component Developer Exam, O'Reilly Me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3</text:p>
          </table:table-cell>
          <table:table-cell office:value-type="string" table:style-name="ce1">
            <text:p>Rajkamal, "Embedded System: Architecture, Programming and Design" Tata McGraw-Hill, 2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3</text:p>
          </table:table-cell>
          <table:table-cell office:value-type="string" table:style-name="ce1">
            <text:p>WayneWolf, “Computers as Components: Principles of Embedded Computer SystemDesign”, Elsevier, 2006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3</text:p>
          </table:table-cell>
          <table:table-cell office:value-type="string" table:style-name="ce1">
            <text:p>SriramIyer and Pankaj Gupta, “Embedded Real Time Systems Programming”, Tata McGraw-Hill, 2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5</text:p>
          </table:table-cell>
          <table:table-cell office:value-type="string" table:style-name="ce1">
            <text:p>Roger S.Pressman, Software engineering- A practitioner’s Approach, McGraw-Hill International E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5</text:p>
          </table:table-cell>
          <table:table-cell office:value-type="string" table:style-name="ce1">
            <text:p>Engineering Software as a Service An Agile Software Approach,Armando Fox and David Patte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5</text:p>
          </table:table-cell>
          <table:table-cell office:value-type="string" table:style-name="ce1">
            <text:p>John M Nicolas, Project Management for Business, Engineering and Technology,Elsev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8</text:p>
          </table:table-cell>
          <table:table-cell office:value-type="string" table:style-name="ce1">
            <text:p>William Stallings, Cryptography And Network Principles And Practice,Prentice Hall, Pearson Education As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8</text:p>
          </table:table-cell>
          <table:table-cell office:value-type="string" table:style-name="ce1">
            <text:p>Behrouz A. Forouzan, Cryptography and Network Security, McGraw-Hill Compan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8</text:p>
          </table:table-cell>
          <table:table-cell office:value-type="string" table:style-name="ce1">
            <text:p>William Stallings Network Security Essentials: Applications And Standards, Prentice Hall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4</text:p>
          </table:table-cell>
          <table:table-cell office:value-type="string" table:style-name="ce1">
            <text:p>Machine Learning, Tom Mitchell, McGraw Hill, 1997. ISBN 00704280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5</text:p>
          </table:table-cell>
          <table:table-cell office:value-type="string" table:style-name="ce1">
            <text:p>Ethem Alpaydin, "Introduction to Machine Learning", MIT Press, 2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6</text:p>
          </table:table-cell>
          <table:table-cell office:value-type="string" table:style-name="ce1">
            <text:p>Christopher M. Bishop, "Pattern Recognition and Machine Learning", Springer, 2006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8</text:p>
          </table:table-cell>
          <table:table-cell office:value-type="string" table:style-name="ce1">
            <text:p>“Mobile Computing: Technology, Applications and Service Creation” by Asoke K Talukder and Roopa R Yavagal, TMH,ISBM: 0-07-058807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8</text:p>
          </table:table-cell>
          <table:table-cell office:value-type="string" table:style-name="ce1">
            <text:p>Jochen Schiller, “Mobile Communications”, PHI/Pearson Education, Second Edition, 200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8</text:p>
          </table:table-cell>
          <table:table-cell office:value-type="string" table:style-name="ce1">
            <text:p>William Stallings, “Wireless Communications and Networks”, PHI/Pearson Education, 200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9</text:p>
          </table:table-cell>
          <table:table-cell office:value-type="string" table:style-name="ce1">
            <text:p>Richard Szeliski, Computer Vision: Algorithms and Applications, SpringerVerlag London Limited 20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9</text:p>
          </table:table-cell>
          <table:table-cell office:value-type="string" table:style-name="ce1">
            <text:p>Computer Vision: A Modern Approach, D. A. Forsyth, J. Ponce, Pearson Education, 200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9</text:p>
          </table:table-cell>
          <table:table-cell office:value-type="string" table:style-name="ce1">
            <text:p>1. Computer Vision - A modern approach, by D. Forsyth and J. Ponce, Prentice Hall Robot Vision, by B. K. P. Horn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80</text:p>
          </table:table-cell>
          <table:table-cell office:value-type="string" table:style-name="ce1">
            <text:p>Charles J. Brooks., “Cybersecurity Essential”, Sybex, 20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80</text:p>
          </table:table-cell>
          <table:table-cell office:value-type="string" table:style-name="ce1">
            <text:p>Charles P. Pfleeger, Shari Lawerance Pfleeger, “Analysing Computer Security ”, Pearson Education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80</text:p>
          </table:table-cell>
          <table:table-cell office:value-type="string" table:style-name="ce1">
            <text:p>V.K. Pachghare, “Cryptography and information Security”, PHI Learning Private Limited, Delhi Indi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1</text:p>
          </table:table-cell>
          <table:table-cell office:value-type="string" table:style-name="ce1">
            <text:p>J. Han, M. Kamber, “Data Mining Concepts and Techniques”, Morgan Kaufman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1</text:p>
          </table:table-cell>
          <table:table-cell office:value-type="string" table:style-name="ce1">
            <text:p>Paulraj Ponnian, “Data Warehousing Fundamentals”, John Will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1</text:p>
          </table:table-cell>
          <table:table-cell office:value-type="string" table:style-name="ce1">
            <text:p>M. Kantardzic, “Data mining: Concepts, models, methods and algorithms, John Wiley &amp;Sons In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2</text:p>
          </table:table-cell>
          <table:table-cell office:value-type="string" table:style-name="ce1">
            <text:p>Erl, Thomas, Ricardo Puttini, and Zaigham Mahmood. Cloud computing: concepts, technology &amp; architecture. Pearson Education, 201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2</text:p>
          </table:table-cell>
          <table:table-cell office:value-type="string" table:style-name="ce1">
            <text:p>JUDITH, S. HURWITZ. CLOUD COMPUTING FOR DUMMIES. JOHN WILEY &amp; Sons, 2019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2</text:p>
          </table:table-cell>
          <table:table-cell office:value-type="string" table:style-name="ce1">
            <text:p>Mastering Cloud Computing. Rajkumar Buy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3</text:p>
          </table:table-cell>
          <table:table-cell office:value-type="string" table:style-name="ce1">
            <text:p>Alfred Aho, Ravi Sethi, Jeffrey D Ullman, “Compilers Principles, Techniques and Tools”, Pearson Education Asi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3</text:p>
          </table:table-cell>
          <table:table-cell office:value-type="string" table:style-name="ce1">
            <text:p>D. M. Dhamdhere, “System Programming and Operating Systems”, Tata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3</text:p>
          </table:table-cell>
          <table:table-cell office:value-type="string" table:style-name="ce1">
            <text:p>John c martin, “Introduction to Languages and the Theory of Computation”, The McGraw 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4</text:p>
          </table:table-cell>
          <table:table-cell office:value-type="string" table:style-name="ce1">
            <text:p>“Internet of Things: Converging Technologies for Smart Environments and Integrated Ecosystems”, Ovidiu Vermesan, Peter Friess, River Publishe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4</text:p>
          </table:table-cell>
          <table:table-cell office:value-type="string" table:style-name="ce1">
            <text:p>Internet of Things: A hands on approach by Arshdeep Bahga and Vijay Madisett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4</text:p>
          </table:table-cell>
          <table:table-cell office:value-type="string" table:style-name="ce1">
            <text:p>Research papers from IEEE, Springer et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3</text:p>
          </table:table-cell>
          <table:table-cell office:value-type="string" table:style-name="ce1">
            <text:p>Artificial Intelligence: A Modern Approach, Stuart J. Russell and Peter Norvig, 3rd edition, Pearson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3</text:p>
          </table:table-cell>
          <table:table-cell office:value-type="string" table:style-name="ce1">
            <text:p>Elaine Rich &amp; Kevin Knight, "Artificial Intelligence", McGraw-Hill Science/Engineering/Math; 2nd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3</text:p>
          </table:table-cell>
          <table:table-cell office:value-type="string" table:style-name="ce1">
            <text:p>Nilsson, N.J., "Artificial Intelligence, a New Approach", Morgan Kaufmann, 2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4</text:p>
          </table:table-cell>
          <table:table-cell office:value-type="string" table:style-name="ce1">
            <text:p>Imran Bashir, “Mastering Blockchain”, Packt Second Edition, 20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4</text:p>
          </table:table-cell>
          <table:table-cell office:value-type="string" table:style-name="ce1">
            <text:p>Bellaj Badr, Richard Horrocks, Xun (Brian) Wu, “Blockchain by Example”, Pack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4</text:p>
          </table:table-cell>
          <table:table-cell office:value-type="string" table:style-name="ce1">
            <text:p>William Mougayar, Vitalik Buterin, “The Business Blockchain: Promise, Practice, and Application of the Next Internet Technology”, Wil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rwin Kreyszig; Advanced Engineering Mathematics, 8th Ed., Jhon Wiley &amp; Sons, India, 1999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2">
            <text:p>H. K. Dass and RajnishVerma; Higher Engineering Mathematics, S Chand &amp; Co Pvt Ltd.<text:s/></text:p>
            <text:p>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. D. Weir et al.; Thomas’ Calculus, 11th Ed., Pearson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C. R. Wylie and L. C. Barrett; Advanced Engineering Mathematics. 1982.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ogramming in ANSI C, 8th Edition by E Balagurusamy, MGrawHill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Let us C, 16th Edition by Yashwant Kanetkar, BPB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ogramming in C , 2nd Edition by Pradeep Dey &amp; Manas Gho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Head First C by David Griffiths &amp; Dawn Griffith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 How to program, 7/E by Deitel&amp;Deit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: The Complete Reference by Herbert Schild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Practical C Programming (Third Edition) by Steve Oualli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ments of Electrical Engineering and Electronics by U.A.Patel and R. P. Ajwal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A Text Book of Electrical Technology by B. L. Tharej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Principles of Electrical Engineering and Electronics by V. K. Meht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ctrical Technology by Hughes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ctrical Engineering Fundamentals by Vincent Del Toro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The Complete PC Upgrade and Maintenance Guide, 16th Edition, Mark Minasi, Quentin Docter, Faithe Wempen, SYBEX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BMPC And Clones Govindarajulu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An introduction to mechanics, D. Kleppner, R.J. Kolenkow, 1973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, Ronald Lane Reese, 2003, Thomson Brooks/Co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, Resnick, Halliday and Walker 8/e. 2008, Wile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with Modern Phys., J.W. Jewett, R.A. Serway, 2010, Cengage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Heat and Thermodynamics, M.W. Zemansky, Richard Dittman, 1981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Concepts in Thermal Physics, S.J. Blundell and K.M. Blundell, 2nd Ed., 2012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It Works Book 2: Amazing Physics Imagine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Physics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Math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rwin Kreyszig; Advanced Engineering Mathematics, 8th Ed., Jhon Wiley &amp; Sons, India, 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H. K. Dass and Rajnish Verma; Higher Engineering Mathematics, S Chand &amp; Co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Sheldon Ross; A first course in probability. Pearson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. D. Weir et al; Thomas’ Calculus, 11th Ed., Pearson 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C. R. Wylie and L. C. Barrett; Advanced Engineering Mathematics. 1982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R. V. Hogg, E. A. Tanis and D. L. Zimmerman; Probability and Statistical Inference, 9th edition, Prentice Hall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Zafar Ahsan; Differential Equations and Their Applications,  Learning, Pvt Ltd,Third Edition (201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Programming with C++ by E.Balagurusami(TM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in Turbo C++ by Robert Lafore (Galgoti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Let us C++ by Yashwant Kanetkar, BPB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C++ How to program, by Deitel &amp; Deitel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C++ Programming Bible, by Al Stevens and Clayton Walnum, Pre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The Complete Reference, by Herbert Schildt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N. D. Bhatt &amp; V. M. Panchal, “Engineering Drawing”, Charotar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 J. Shah, “Engineering Graphics”, S. Chand Publishing &amp;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S.Desai, S.B.Soni, “Elements of Mechanical Engineering”, Atul Prakasha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S.M.Bhatt, H.G.Katariya, J.P.Hadiya, “Elements of Mechanical Engineering”, Books India Publication, Ahmedab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hasia R.B. and Shukla R.N., “Elements of Civil Engineering”, Mahajan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unamia B.C., “Surveying”, Vol. I &amp;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P.B. Patel &amp; P.D. Patel, “Engineering Graphics”, Mahajan Publishing Hous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Arunoday Kumar, “Engineering Graphics”, Tech-Max Publi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M.L. Agrawal &amp; R.K. Garg, “Engineering Drawing”, Vol. I, Dhanpatrai &amp;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Dr. Sadhu Singh, “Elements of Mechanical Engineering”, S.CHAND Publication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V.K.Manglik, “Elements of Mechanical Engineering”, PHI Learning,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andya Anurag, “Elements of Civil Engineering”, Charotar Publishing House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Kanetkar T.P. &amp; Kulkarni S.V., “Surveying and Levelling”, Vol. I &amp;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Varandani, N.S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rma, J. P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h Shefali &amp; Goyal Rupali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grawal, K.C., Environmental Pollution : Causes, Effects &amp;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Dameja, S. K., Environmental Engineering &amp; Manag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Rajagopalan, R., Environmental Studies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Wright Richard T. &amp; Nebel Bernard J., Environmental Sci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Shah, S.G., Shah, S.G. &amp; Shah, G. N., Basics of Environmental Studies, Superior Publications, Vadoda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4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5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6</text:p>
          </table:table-cell>
          <table:table-cell office:value-type="string" table:style-name="ce1">
            <text:p>Electricity and Magnetism, Edward M. Purcell, 1986 McGraw-Hill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7</text:p>
          </table:table-cell>
          <table:table-cell office:value-type="string" table:style-name="ce1">
            <text:p>Waves: Berkeley Physics Course, vol. 3, Francis Crawford, 2007, Tata McGraw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8</text:p>
          </table:table-cell>
          <table:table-cell office:value-type="string" table:style-name="ce1">
            <text:p>Fundamentals of Optics, F.A. Jenkins and H.E. White, 1981, McGraw-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9</text:p>
          </table:table-cell>
          <table:table-cell office:value-type="string" table:style-name="ce1">
            <text:p>Principles of Optics, Max Born and Emil Wolf, 7th Edn. 1999, Pergamon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0</text:p>
          </table:table-cell>
          <table:table-cell office:value-type="string" table:style-name="ce1">
            <text:p>Optics, AjoyGhatak, 2008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1</text:p>
          </table:table-cell>
          <table:table-cell office:value-type="string" table:style-name="ce1">
            <text:p>Concepts of Modern Physics, Arthur Beiser, 2002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2</text:p>
          </table:table-cell>
          <table:table-cell office:value-type="string" table:style-name="ce1">
            <text:p>Introduction to Modern Physics, Rich Meyer, Kennard, Coop, 2002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53</text:p>
          </table:table-cell>
          <table:table-cell office:value-type="string" table:style-name="ce1">
            <text:p>Introduction to Quantum Mechanics, David J. Griffith, 2005, Pearson Edu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3.01</text:p>
          </table:table-cell>
          <table:table-cell office:value-type="string" table:style-name="ce1">
            <text:p>Erwin Kreyszig: Advanced Engineering Mathematics, 8th Ed., Jhon Wiley &amp; Sons, India, 1999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3.01</text:p>
          </table:table-cell>
          <table:table-cell office:value-type="string" table:style-name="ce1">
            <text:p>Debnath, Lokenath, and Dambaru Bhatta. Integral transforms and their applications. CRC press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3.01</text:p>
          </table:table-cell>
          <table:table-cell office:value-type="string" table:style-name="ce1">
            <text:p>K A Stroud and D. J. Booth, Advanced Engineering Mathematics, Palgrave Macmillan, 200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1</text:p>
          </table:table-cell>
          <table:table-cell office:value-type="string" table:style-name="ce1">
            <text:p>Digital Logic and Computer Design By M Morris Mano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1</text:p>
          </table:table-cell>
          <table:table-cell office:value-type="string" table:style-name="ce1">
            <text:p>Digital Principles and Application by Malvino&amp; Leach, THI-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2</text:p>
          </table:table-cell>
          <table:table-cell office:value-type="string" table:style-name="ce1">
            <text:p>Network Analysis By Van Valkenburg,3rd Edition, McGraw-Hill Science/Engineering/Ma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2</text:p>
          </table:table-cell>
          <table:table-cell office:value-type="string" table:style-name="ce1">
            <text:p>Circuit and Networks by Sudhakar McGraw-Hill Science/Engineering/Ma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2</text:p>
          </table:table-cell>
          <table:table-cell office:value-type="string" table:style-name="ce1">
            <text:p>Electrical Circuit Analysis by C.L.Vadhwa, New Age Internation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3</text:p>
          </table:table-cell>
          <table:table-cell office:value-type="string" table:style-name="ce1">
            <text:p>Electronics Devices and Circuit Theory ( sixth Edition) by Boylestead &amp; Louis Nashelsky published by Pearson Education As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3</text:p>
          </table:table-cell>
          <table:table-cell office:value-type="string" table:style-name="ce1">
            <text:p>Integrated Electronics by Jacob Millman Grable Tata McGraw-Hill Edition 19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3</text:p>
          </table:table-cell>
          <table:table-cell office:value-type="string" table:style-name="ce1">
            <text:p>Modern electronics Instrumentation and measurement techniques by Albert D. Helfrick And William D. Coo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81.01</text:p>
          </table:table-cell>
          <table:table-cell office:value-type="string" table:style-name="ce1">
            <text:p>Getting Started with MATLAB, Rudrapratap (IISc, Banglore), Oxfo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81.01</text:p>
          </table:table-cell>
          <table:table-cell office:value-type="string" table:style-name="ce1">
            <text:p>A Guide to MATLAB, Brian R Hunt, Ronald L Lipsman, Cambrid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5</text:p>
          </table:table-cell>
          <table:table-cell office:value-type="string" table:style-name="ce1">
            <text:p>Control System Engineering. by I.J. Nagrath &amp; M. Gopal, New Age International Publishers, New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5</text:p>
          </table:table-cell>
          <table:table-cell office:value-type="string" table:style-name="ce1">
            <text:p>Control System Engineering by U.A Patel, Mahajan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5</text:p>
          </table:table-cell>
          <table:table-cell office:value-type="string" table:style-name="ce1">
            <text:p>Principles of Control Systems by U.A Patel &amp;S.C Goyal, Technical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6</text:p>
          </table:table-cell>
          <table:table-cell office:value-type="string" table:style-name="ce1">
            <text:p>Electronics Devices and Circuits Theory ( Sixth Edition) By Boyleste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6</text:p>
          </table:table-cell>
          <table:table-cell office:value-type="string" table:style-name="ce1">
            <text:p>J. Michael Jacob ,Application and design with Analog ICs 2nd Edition, PHI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6</text:p>
          </table:table-cell>
          <table:table-cell office:value-type="string" table:style-name="ce1">
            <text:p>Ramakant A. Gayakwad ,Op-Amp and Linear Integrated Circuits , 4th Edition, PHI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7</text:p>
          </table:table-cell>
          <table:table-cell office:value-type="string" table:style-name="ce1">
            <text:p>Microprocessor and Interfacing, Programming &amp; Hardware- Douglas V Hall, 2nd Edition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7</text:p>
          </table:table-cell>
          <table:table-cell office:value-type="string" table:style-name="ce1">
            <text:p>Microprocessor Architecture Programming and Applications By R. S. Gaonk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8</text:p>
          </table:table-cell>
          <table:table-cell office:value-type="string" table:style-name="ce1">
            <text:p>Electronic Communications By Dennis Roddy&amp; John Coolen IV Edition P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8</text:p>
          </table:table-cell>
          <table:table-cell office:value-type="string" table:style-name="ce1">
            <text:p>Modern Digital and Analog Communication System III Edition By B.P.Lathi Pu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1</text:p>
          </table:table-cell>
          <table:table-cell office:value-type="string" table:style-name="ce1">
            <text:p>W H. Hayt &amp; J A Buck, “Engineering Electromagnetics”, TATA McGrawHill, 7th Edi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1</text:p>
          </table:table-cell>
          <table:table-cell office:value-type="string" table:style-name="ce1">
            <text:p>Nannapaneni Narayana Rao, “Elements of Engineering electromagnetics”, Prentice Hall of India, 6th Edi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1</text:p>
          </table:table-cell>
          <table:table-cell office:value-type="string" table:style-name="ce1">
            <text:p>E. Jordan and K. Balmain “Electromagnetic Waves and Radiating Systems”, Prentice Hall of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2</text:p>
          </table:table-cell>
          <table:table-cell office:value-type="string" table:style-name="ce1">
            <text:p>Digital Logic and Computer Design By M Morris Mano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2</text:p>
          </table:table-cell>
          <table:table-cell office:value-type="string" table:style-name="ce1">
            <text:p>Digital Principles and Application by Malvino &amp; Leach, THI-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2</text:p>
          </table:table-cell>
          <table:table-cell office:value-type="string" table:style-name="ce1">
            <text:p>Digital System Design Using VHDL, Charles H. Roth, Thomson,2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3</text:p>
          </table:table-cell>
          <table:table-cell office:value-type="string" table:style-name="ce1">
            <text:p>Oppenheim, Schafer ,Discrete Time Signal Processing, Buck Pearson education publication, 2ndEdition, 2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3</text:p>
          </table:table-cell>
          <table:table-cell office:value-type="string" table:style-name="ce1">
            <text:p>Proakis, Manolakis, Digital Signal Processing: Principles, Algorithm &amp; Application, , PHI, 2003, 3rd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3</text:p>
          </table:table-cell>
          <table:table-cell office:value-type="string" table:style-name="ce1">
            <text:p>Sanjit Mitra ,Digital Signal Processing: A Computer Based approach, McGraw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4</text:p>
          </table:table-cell>
          <table:table-cell office:value-type="string" table:style-name="ce1">
            <text:p>The AVR microcontroller and Embedded Systems by muhammad Ali Mazidi, SarmadNaimi, SepehrNaim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7</text:p>
          </table:table-cell>
          <table:table-cell office:value-type="string" table:style-name="ce1">
            <text:p>J.D. Krauss ,Antennas ,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7</text:p>
          </table:table-cell>
          <table:table-cell office:value-type="string" table:style-name="ce1">
            <text:p>Jordan &amp; Balmain, Electromagnetic wave &amp; radiating systems, PHI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7</text:p>
          </table:table-cell>
          <table:table-cell office:value-type="string" table:style-name="ce1">
            <text:p>K.D. Prasad ,Antennas &amp; Wave Propagation , Satyaprakash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8</text:p>
          </table:table-cell>
          <table:table-cell office:value-type="string" table:style-name="ce1">
            <text:p>B.P.Lathi ,Digital and Analog communication system , LCBS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8</text:p>
          </table:table-cell>
          <table:table-cell office:value-type="string" table:style-name="ce1">
            <text:p>Taub&amp; Schilling, Principle of communication system , TMH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8</text:p>
          </table:table-cell>
          <table:table-cell office:value-type="string" table:style-name="ce1">
            <text:p>Simon Haykin ,Digital and analog communication system , Willey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9</text:p>
          </table:table-cell>
          <table:table-cell office:value-type="string" table:style-name="ce1">
            <text:p>Raj Kamal, Embedded Systems Architecture, programming and design (Tata –MGHil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9</text:p>
          </table:table-cell>
          <table:table-cell office:value-type="string" table:style-name="ce1">
            <text:p>Steve furber, ARM System-on-chip Architecture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52</text:p>
          </table:table-cell>
          <table:table-cell office:value-type="string" table:style-name="ce1">
            <text:p>Embedded Linux Primer by Christopher Hallinan, Prantice Ha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52</text:p>
          </table:table-cell>
          <table:table-cell office:value-type="string" table:style-name="ce1">
            <text:p>Embedded Linux System Design &amp; Development by P. Raghvan, Amol Lad, Sriram Neelakand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52</text:p>
          </table:table-cell>
          <table:table-cell office:value-type="string" table:style-name="ce1">
            <text:p>Linux Device Driver, Jonathan Corbet, Alessandro Rubini, and Greg Kroah-Hartman, O’Reil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1</text:p>
          </table:table-cell>
          <table:table-cell office:value-type="string" table:style-name="ce1">
            <text:p>Data and Communication Networking By Behrouz Forouzan, TM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1</text:p>
          </table:table-cell>
          <table:table-cell office:value-type="string" table:style-name="ce1">
            <text:p>Computer Networks by A. S. Tanenbaum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1</text:p>
          </table:table-cell>
          <table:table-cell office:value-type="string" table:style-name="ce1">
            <text:p>Data Networks, by W. Stalling, Pearson Education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2</text:p>
          </table:table-cell>
          <table:table-cell office:value-type="string" table:style-name="ce1">
            <text:p>Microwave Engineering, Annapurna Das, 2nd edition.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2</text:p>
          </table:table-cell>
          <table:table-cell office:value-type="string" table:style-name="ce1">
            <text:p>Microwave devices and circuits, by Samuel Liao, P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2</text:p>
          </table:table-cell>
          <table:table-cell office:value-type="string" table:style-name="ce1">
            <text:p>RF Microelectronics, Behzad Razavi, 2nd Edition, Pearson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3</text:p>
          </table:table-cell>
          <table:table-cell office:value-type="string" table:style-name="ce1">
            <text:p>Digital Communications byJohn G Proakis McGraHill Science/Engineering/Ma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3</text:p>
          </table:table-cell>
          <table:table-cell office:value-type="string" table:style-name="ce1">
            <text:p>Wireless Communication by Andrea Goldsmith – Cambridge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3</text:p>
          </table:table-cell>
          <table:table-cell office:value-type="string" table:style-name="ce1">
            <text:p>Fundamentals of Wireless Communications by David Tse and Pramod Viswanath, Publisher Cambridge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4</text:p>
          </table:table-cell>
          <table:table-cell office:value-type="string" table:style-name="ce1">
            <text:p>John M. Senior,OpticalFiber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4</text:p>
          </table:table-cell>
          <table:table-cell office:value-type="string" table:style-name="ce1">
            <text:p>DjatarMymbaev&amp; Lowell L Scheiner, Fiber optical communication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4</text:p>
          </table:table-cell>
          <table:table-cell office:value-type="string" table:style-name="ce1">
            <text:p>Zanger&amp;Zanger ,Fiber Optical Communication &amp; Application , Mc Milan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1</text:p>
          </table:table-cell>
          <table:table-cell office:value-type="string" table:style-name="ce1">
            <text:p>Gonzalez &amp; Wood, “Digital Image Processing”, 3rd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1</text:p>
          </table:table-cell>
          <table:table-cell office:value-type="string" table:style-name="ce1">
            <text:p>Sanjay Sharma, “Digital Image Processing “ S K Katariya&amp; S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1</text:p>
          </table:table-cell>
          <table:table-cell office:value-type="string" table:style-name="ce1">
            <text:p>S Jayaraman, “Digital Image Processing ” , 1st Edition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2</text:p>
          </table:table-cell>
          <table:table-cell office:value-type="string" table:style-name="ce1">
            <text:p>Introduction to Radar System by Skolnik (TM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2</text:p>
          </table:table-cell>
          <table:table-cell office:value-type="string" table:style-name="ce1">
            <text:p>Radar Systems and Radio AIDS to Navigation by Dr. A.K. Sen&amp; A.B. Bhattacharya ‘Khanna Pub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2</text:p>
          </table:table-cell>
          <table:table-cell office:value-type="string" table:style-name="ce1">
            <text:p>Elements to Electronic Navigation by Nagraj (TM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3</text:p>
          </table:table-cell>
          <table:table-cell office:value-type="string" table:style-name="ce1">
            <text:p>B. P. Lathi, Modern Digital and Analog Communication Systems, Oxford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3</text:p>
          </table:table-cell>
          <table:table-cell office:value-type="string" table:style-name="ce1">
            <text:p>Thomas M. Cover and Joy A. Thomas, Elements of Information Theory, John Wil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3</text:p>
          </table:table-cell>
          <table:table-cell office:value-type="string" table:style-name="ce1">
            <text:p>Shu Lin, Daniel J, Costello, Error Control Coding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rwin Kreyszig; Advanced Engineering Mathematics, 8th Ed., Jhon Wiley &amp; Sons, India, 1999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2">
            <text:p>H. K. Dass and RajnishVerma; Higher Engineering Mathematics, S Chand &amp; Co Pvt Ltd.<text:s/></text:p>
            <text:p>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. D. Weir et al.; Thomas’ Calculus, 11th Ed., Pearson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C. R. Wylie and L. C. Barrett; Advanced Engineering Mathematics. 1982.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by John D. Cutnell&amp; Kenneth W. Johnson, 8th Edition, John Wiley &amp; Sons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An introduction to mechanics, D. Kleppner, R.J. Kolenkow, 1973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University Physics, Ronald Lane Reese, 2003, Thomson Brooks/Co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, Resnick, Halliday and Walker 8/e. 2008, Wile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Physics for scientists and Engineers with Modern Phys., J.W. Jewett, R.A. Serway, 2010, Cengage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Heat and Thermodynamics, M.W. Zemansky, Richard Dittman, 1981, McGraw-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Concepts in Thermal Physics, S.J. Blundell and K.M. Blundell, 2nd Ed., 2012, Oxford University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It Works Book 2: Amazing Physics Imagine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Physics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Math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N. D. Bhatt &amp; V. M. Panchal, “Engineering Drawing”, Charotar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P. J. Shah, “Engineering Graphics”, S. Chand Publishing &amp;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P.B. Patel &amp; P.D. Patel, “Engineering Graphics”, Mahajan Publishing Hous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Junarkar, S.B. &amp; Shah, H.J., Mechanics of Structures Vol-I &amp; II, Charotar Publishing Ho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Junnarkar, S. B. &amp; Shah, H. J., Applied Mechanics, Charotar Publishing Ho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Beer and Johnston, Engineering Mechanics (Statics &amp; Dynamic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Anderson, James, and Earl E. Tatro. "Shop Theory. 5th ed." (1968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Bawa, H. S. Workshop Technology. India: Tata McGraw-Hill, (1995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Choudhury, Hajra. "Elements of Workshop Technology, Vol. I &amp; II." Media Promotors Pvt Ltd (200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4.01</text:p>
          </table:table-cell>
          <table:table-cell office:value-type="string" table:style-name="ce1">
            <text:p>Varandani, N.S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4.01</text:p>
          </table:table-cell>
          <table:table-cell office:value-type="string" table:style-name="ce1">
            <text:p>Sharma, J. P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4.01</text:p>
          </table:table-cell>
          <table:table-cell office:value-type="string" table:style-name="ce1">
            <text:p>Shah Shefali &amp; Goyal Rupali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rwin Kreyszig; Advanced Engineering Mathematics, 8th Ed., Jhon Wiley &amp; Sons, India, 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H. K. Dass and Rajnish Verma; Higher Engineering Mathematics, S Chand &amp; Co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Sheldon Ross; A first course in probability. Pearson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. D. Weir et al; Thomas’ Calculus, 11th Ed., Pearson 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C. R. Wylie and L. C. Barrett; Advanced Engineering Mathematics. 1982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R. V. Hogg, E. A. Tanis and D. L. Zimmerman; Probability and Statistical Inference, 9th edition, Prentice Hall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Zafar Ahsan; Differential Equations and Their Applications,  Learning, Pvt Ltd,Third Edition (201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S.M.Bhatt, H.G.Katariya, J.P.Hadiya, “Elements of Mechanical Engineering”, Books India Publicatio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P.S.Desai, S.B.Soni, “Elements of Mechanical Engineering”, Atul Prakasha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Kandya Anurag, “Elements of Civil Engineering”, Charotar Publishing House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ments of Electrical Engineering and Electronics by U.A.Patel and R. P. Ajwal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A Text Book of Electrical Technology by B. L. Tharej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Principles of Electrical Engineering and Electronics by V. K. Meht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Programming in ANSI C, E.Balagurusamy, Tata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C Programming Language (2nd Edition), Brian W. Kernighan, Dennis M. Ritchie, PrenticeHall (PHI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C: The Complete Reference, Herbert Schildt, McGraw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by John D. Cutnell&amp; Kenneth W. Johnson, 8th Edition, John Wiley &amp; Sons, In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1</text:p>
          </table:table-cell>
          <table:table-cell office:value-type="string" table:style-name="ce1">
            <text:p>Erwin Kreyszig: Advanced Engineering Mathematics, 10th Ed., Jhon Wiley &amp; Sons, India, 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2</text:p>
          </table:table-cell>
          <table:table-cell office:value-type="string" table:style-name="ce1">
            <text:p>Shankar S. Sastry; Introductory methods of numerical analysis. PHI Learning Pvt. Ltd., 2015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Zafar Ahsaan; Differential equations and their applications. PHI Learning Pvt. Ltd., 200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243</text:p>
          </table:table-cell>
          <table:table-cell office:value-type="string" table:style-name="ce1">
            <text:p>Junarkar, S.B. &amp; Shah, H.J., Mechanics of Structures Vol-I, Charotar Publishing Ho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243</text:p>
          </table:table-cell>
          <table:table-cell office:value-type="string" table:style-name="ce1">
            <text:p>Gere &amp; Timoshenko, Mechanics of Materials, CBS Publishers &amp; Distributors,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243</text:p>
          </table:table-cell>
          <table:table-cell office:value-type="string" table:style-name="ce1">
            <text:p>S. Timoshenko, Strength of Materials (Part -1), D. Van Nostrand Company, Inc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42</text:p>
          </table:table-cell>
          <table:table-cell office:value-type="string" table:style-name="ce1">
            <text:p>R. Yadav, “Fundamentals of Engineering Thermodynamics”, Central Pub Ho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42</text:p>
          </table:table-cell>
          <table:table-cell office:value-type="string" table:style-name="ce1">
            <text:p>P. K. Nag, “Engineering Thermodynamics”, Tata Mcgrraw-Hill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42</text:p>
          </table:table-cell>
          <table:table-cell office:value-type="string" table:style-name="ce1">
            <text:p>Yunus a cengel, “Thermodynamics an engineering approach”, Tata Mc 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3</text:p>
          </table:table-cell>
          <table:table-cell office:value-type="string" table:style-name="ce1">
            <text:p>Ambekar A. G, “Mechanism and Machine Theory”, Jain Broth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3</text:p>
          </table:table-cell>
          <table:table-cell office:value-type="string" table:style-name="ce1">
            <text:p>Ratan S. S., “Theory of Machines”, Tata Mc Graw–Hill publications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3</text:p>
          </table:table-cell>
          <table:table-cell office:value-type="string" table:style-name="ce1">
            <text:p>Ghosh Amitabh, “Theory of Mechanisms and Machines”, East West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1</text:p>
          </table:table-cell>
          <table:table-cell office:value-type="string" table:style-name="ce1">
            <text:p>Rao P. N., “Manufacturing Technology – Foundry, Forming &amp; Welding”, Vol. 2, 4 th Edition, Mc Graw Hill Education (India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1</text:p>
          </table:table-cell>
          <table:table-cell office:value-type="string" table:style-name="ce1">
            <text:p>Ghosh A. and Mallik A. K., “Manufacturing Science”, 2 nd edition, East West Press-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1</text:p>
          </table:table-cell>
          <table:table-cell office:value-type="string" table:style-name="ce1">
            <text:p>Kalpakjian S. and Schmid S.R., “Manufacturing Engineering and Technology”, 7 th Edition, Pearson-20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2</text:p>
          </table:table-cell>
          <table:table-cell office:value-type="string" table:style-name="ce1">
            <text:p>Rao P. N., “Manufacturing Technology Vol. 2 – Metal Cutting and Machine Tools”, Tata McGraw Hill, 3rd Edition , 20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2</text:p>
          </table:table-cell>
          <table:table-cell office:value-type="string" table:style-name="ce1">
            <text:p>Rao P. N., “Manufacturing Technology – Foundry, Forming and Welding”, Tata McGraw Hill, 4 th Edition, 201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2</text:p>
          </table:table-cell>
          <table:table-cell office:value-type="string" table:style-name="ce1">
            <text:p>Jain.R.K, “Production Technology: Manufacturing Processes, Technology and Automation”, Khanna Publishers, 17 th Edition, 2011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6</text:p>
          </table:table-cell>
          <table:table-cell office:value-type="string" table:style-name="ce1">
            <text:p>Callister W. D. Jr, “Materials science and engineering : An Introduction”, Edition:-2006, Wiley India, New Delhi,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6</text:p>
          </table:table-cell>
          <table:table-cell office:value-type="string" table:style-name="ce1">
            <text:p>Narang G. B. S. and Manchanedy K., “Materials and Metallurgy”, Khanna Pub New Delhi,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6</text:p>
          </table:table-cell>
          <table:table-cell office:value-type="string" table:style-name="ce1">
            <text:p>Dharmendra K umar and Jain S. K., “Material science and manufacturing process”, Vikas Pub House, New Delhi,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7</text:p>
          </table:table-cell>
          <table:table-cell office:value-type="string" table:style-name="ce1">
            <text:p>Kumar D. S., “Fluid Mechanics and Fluid Power Engineering”, S K Kataria Publishers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7</text:p>
          </table:table-cell>
          <table:table-cell office:value-type="string" table:style-name="ce1">
            <text:p>Subramanya K., “Theory and Applications of Fluid Mechanics”, Tata–McGraw Hill Publishing Co, 1993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7</text:p>
          </table:table-cell>
          <table:table-cell office:value-type="string" table:style-name="ce1">
            <text:p>Khurmi R. S. “Fluid Mechanics and Hydraulic Machines”, S. Chand &amp;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0</text:p>
          </table:table-cell>
          <table:table-cell office:value-type="string" table:style-name="ce1">
            <text:p>Rao J. S. and Dukkipati R. V. “Mechanisms and theory Machines theory”, Wiley Eastern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0</text:p>
          </table:table-cell>
          <table:table-cell office:value-type="string" table:style-name="ce1">
            <text:p>Shigley J. E and Uicker J. J., “Theory of Machines and Mechanisms”, Oxford University Pres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0</text:p>
          </table:table-cell>
          <table:table-cell office:value-type="string" table:style-name="ce1">
            <text:p>Ghosh Amitabha, “Theory of Mechanisms and Machines”, East West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48</text:p>
          </table:table-cell>
          <table:table-cell office:value-type="string" table:style-name="ce1">
            <text:p>Chapra, Steven C., and Raymond P. Canale. Numerical methods for engineers. Vol. 2. New York: McGraw-Hill, 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48</text:p>
          </table:table-cell>
          <table:table-cell office:value-type="string" table:style-name="ce1">
            <text:p>Rajaraman, Vaidyeswaran. Computer oriented numerical methods. PHI Learning Pvt. Ltd., 1993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48</text:p>
          </table:table-cell>
          <table:table-cell office:value-type="string" table:style-name="ce1">
            <text:p>Grewal, B. S., &amp; Grewal, J. S. Numerical Methods in Engineering &amp; Science: With Programs in C, C++ &amp; MATLAB. Khanna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0</text:p>
          </table:table-cell>
          <table:table-cell office:value-type="string" table:style-name="ce1">
            <text:p>Cengel Yunus A, “Thermodynamics an engineering approach”, Tata McGRAW Hill Publications. Eighth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0</text:p>
          </table:table-cell>
          <table:table-cell office:value-type="string" table:style-name="ce1">
            <text:p>Nag P. K., “Engineering Thermodynamics”, Tata Mc Graw–Hill publications. Fifth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0</text:p>
          </table:table-cell>
          <table:table-cell office:value-type="string" table:style-name="ce1">
            <text:p>Ganeshan. V, “Internal Combustion Engine”, Tata Mc–Graw–Hill. Fourth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1</text:p>
          </table:table-cell>
          <table:table-cell office:value-type="string" table:style-name="ce1">
            <text:p>Bhandari V B, “Design of Machine Elements”, Tata McGraw Hill publishing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1</text:p>
          </table:table-cell>
          <table:table-cell office:value-type="string" table:style-name="ce1">
            <text:p>Shigley Joseph Edward , Mischke Charles R., "Mechanical Engineering Design", McGraw Hill International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1</text:p>
          </table:table-cell>
          <table:table-cell office:value-type="string" table:style-name="ce1">
            <text:p>Kulkarni S. G., “Machine Design – Solved Problems", Tata McGraw Hill Publishing Company Ltd.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2</text:p>
          </table:table-cell>
          <table:table-cell office:value-type="string" table:style-name="ce1">
            <text:p>Sachdeva R. C. “Fundamentals of Engineering Heat and Mass transfer” New Age International, 2017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2</text:p>
          </table:table-cell>
          <table:table-cell office:value-type="string" table:style-name="ce1">
            <text:p>Kothandraman. C. P., “Fundamentals of Heat and Mass transfer”, New Age International, 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2</text:p>
          </table:table-cell>
          <table:table-cell office:value-type="string" table:style-name="ce1">
            <text:p>E.R.G. Eckert and Robert M. Drake, “Heat and Mass Transfer”, McGraw Hill, 1996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2</text:p>
          </table:table-cell>
          <table:table-cell office:value-type="string" table:style-name="ce1">
            <text:p>K C Jain and A K Chitale “ Quality Assurance and Total Quality Management (ISO 9000, QS 9000 ISO 14000) ” Khanna Publishers,2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2</text:p>
          </table:table-cell>
          <table:table-cell office:value-type="string" table:style-name="ce1">
            <text:p>Groover M. P., “Automation, Production Systems and Computer Integrated Manufacturing”, PrenticeHall of India Private Limited, 2nd Edition (200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2</text:p>
          </table:table-cell>
          <table:table-cell office:value-type="string" table:style-name="ce1">
            <text:p>B. C. Nakra and K. K. Chaudhry, “Instrumentation, Measurement and Analysis”, Tata McGraw Hill Publication, (2004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4</text:p>
          </table:table-cell>
          <table:table-cell office:value-type="string" table:style-name="ce1">
            <text:p>Arora C. P, “Refrigeration and Conditioning”, Tata McGraw Hill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4</text:p>
          </table:table-cell>
          <table:table-cell office:value-type="string" table:style-name="ce1">
            <text:p>Desai P. S., “Modern Refrigeration and air Conditioning for engineers”, Khanna Publication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4</text:p>
          </table:table-cell>
          <table:table-cell office:value-type="string" table:style-name="ce1">
            <text:p>Ananthanarayanan, “Refrigeration and Conditioning”, Tata McGraw Hill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8</text:p>
          </table:table-cell>
          <table:table-cell office:value-type="string" table:style-name="ce1">
            <text:p>Mehta N. K., “Machine Tool Design and Numerical Control”, Tata McGraw Hill Publ. Co. Ltd. 3 rd Edi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8</text:p>
          </table:table-cell>
          <table:table-cell office:value-type="string" table:style-name="ce1">
            <text:p>Joshi P. H., “Jigs and Fixtures – Design Manual”, Tata McGraw Hill Publ. Co. Ltd., 2nd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8</text:p>
          </table:table-cell>
          <table:table-cell office:value-type="string" table:style-name="ce1">
            <text:p>Fundamentals of Tool Design – American Society Of Tool Manufacturing, 4th Ed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4</text:p>
          </table:table-cell>
          <table:table-cell office:value-type="string" table:style-name="ce1">
            <text:p>Bansal R. K., “A Text Book of Fluid Mechanics and Hydraulic Machines”, Laxmi Publications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4</text:p>
          </table:table-cell>
          <table:table-cell office:value-type="string" table:style-name="ce1">
            <text:p>Arora K. R., “Fluid Mechanics and Hydraulic Machines”, Standard Publishers and Distributors, 2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4</text:p>
          </table:table-cell>
          <table:table-cell office:value-type="string" table:style-name="ce1">
            <text:p>Patel V. L. and Patel R. N., “Fluid Power Engineering”, Mahajan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5</text:p>
          </table:table-cell>
          <table:table-cell office:value-type="string" table:style-name="ce1">
            <text:p>Bhandari V. B., “Design of Machine Elements”, Tata McGraw Hill Publishing 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5</text:p>
          </table:table-cell>
          <table:table-cell office:value-type="string" table:style-name="ce1">
            <text:p>Dieter George, “Engineering Design”, McGraw–Hill Publishing, 4th Edition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5</text:p>
          </table:table-cell>
          <table:table-cell office:value-type="string" table:style-name="ce1">
            <text:p>Sharma C. S. and Purohit Kamlesh, “Design of Machine Elements”, Prentice–Hall of India Pvt. Ltd.–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3</text:p>
          </table:table-cell>
          <table:table-cell office:value-type="string" table:style-name="ce1">
            <text:p>Rogers David F. and Adams J. Alan, “Mathematical Elements for Computer Graphics” McGraw Hill, 1990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3</text:p>
          </table:table-cell>
          <table:table-cell office:value-type="string" table:style-name="ce1">
            <text:p>Rao S.S., “Engineering optimization: Theory and practice” New Age International Publication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3</text:p>
          </table:table-cell>
          <table:table-cell office:value-type="string" table:style-name="ce1">
            <text:p>Rao S.S., “Finite Element Method in Engineering”, Elsevier Pergaman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1.01</text:p>
          </table:table-cell>
          <table:table-cell office:value-type="string" table:style-name="ce1">
            <text:p>Dale H. Besterfield, Carol Besterfield-Michna, Glen H. Besterfield, Mary BesterfieldSacre, Hermant Urdhwareshe, Rashmi Urdhwareshe., “Total Quality Management”, Pearson Education India,3 rd 20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1.01</text:p>
          </table:table-cell>
          <table:table-cell office:value-type="string" table:style-name="ce1">
            <text:p>Mitra, A., “Fundamentals of Quality Control and Improvement”, John Wiley &amp; Sons, 4 th edition 2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1.01</text:p>
          </table:table-cell>
          <table:table-cell office:value-type="string" table:style-name="ce1">
            <text:p>I. R. Miller, J. E. Freund and R. Johnson, “Probability and Statistics for Engineers”, Prentice Hall, 200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2</text:p>
          </table:table-cell>
          <table:table-cell office:value-type="string" table:style-name="ce1">
            <text:p>Rogers David F. and Adams J. Alan, “Mathematical Elements for Computer Graphics” McGraw Hill, 19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2</text:p>
          </table:table-cell>
          <table:table-cell office:value-type="string" table:style-name="ce1">
            <text:p>Rao S.S., “Finite Element Method in Engineering”, Elsevier Pergaman 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2</text:p>
          </table:table-cell>
          <table:table-cell office:value-type="string" table:style-name="ce1">
            <text:p>Chandrupatla and Belagundu, “Finite Elements in Engineering”, Prentice Hall of India Private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3</text:p>
          </table:table-cell>
          <table:table-cell office:value-type="string" table:style-name="ce1">
            <text:p>Sharma J.K., “Operations Research: Theory and Applications”, Trinity Laxmi Publications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3</text:p>
          </table:table-cell>
          <table:table-cell office:value-type="string" table:style-name="ce1">
            <text:p>Sen Rathindra P., “Operation Research: Algorithms and applications”, Prentice Hall of India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3</text:p>
          </table:table-cell>
          <table:table-cell office:value-type="string" table:style-name="ce1">
            <text:p>Vohra N. D., “Quantitative Techniques in Management”, Tata McGraw Hill, New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4.01</text:p>
          </table:table-cell>
          <table:table-cell office:value-type="string" table:style-name="ce1">
            <text:p>Bhandari V. B., “Design of Machine Elements”, Tata McGraw Hill Publishing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4.01</text:p>
          </table:table-cell>
          <table:table-cell office:value-type="string" table:style-name="ce1">
            <text:p>Haideri Farazadak, “ Machine Design “, Vol.– I, II, III, Nirali Prakashan – Pu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4.01</text:p>
          </table:table-cell>
          <table:table-cell office:value-type="string" table:style-name="ce1">
            <text:p>Shigley Joseph Edward, “Machine Design”, McGraw–Hill Professional Publish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5</text:p>
          </table:table-cell>
          <table:table-cell office:value-type="string" table:style-name="ce1">
            <text:p>Krieth Frank and Kreider John F ,”Principles of Solar Energy”, John Wiley and sons, New Yor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5</text:p>
          </table:table-cell>
          <table:table-cell office:value-type="string" table:style-name="ce1">
            <text:p>Gargand H. P. , Jai Prakash, “Solar Energy : Fundamentals and Applications”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5</text:p>
          </table:table-cell>
          <table:table-cell office:value-type="string" table:style-name="ce1">
            <text:p>Duffic J. A. and Beckman W. A. “Solar Engineering of Thermal Processes”, John Wiley and sons, New Yor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rwin Kreyszig; Advanced Engineering Mathematics, 8th Ed., Jhon Wiley &amp; Sons, India, 1999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2">
            <text:p>H. K. Dass and RajnishVerma; Higher Engineering Mathematics, S Chand &amp; Co Pvt Ltd.<text:s/></text:p>
            <text:p>2012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. D. Weir et al.; Thomas’ Calculus, 11th Ed., Pearson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C. R. Wylie and L. C. Barrett; Advanced Engineering Mathematics. 1982.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Vijayakumari, G., Engg. Physics, Vikas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Rajagopal, K., Engg. Physics, Prentice Hall of India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Avadhalula, M. N. &amp; Kshirsagar, P. G., A text book of Engg. Physics, S. Chand Pub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Nayak Abhijit, Engg. Physics, S. K. Kataria and Sons Pub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It Works Book 2: Amazing Physics Imagine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Physics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The Math Book: Big Ideas Simp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N. D. Bhatt &amp; V. M. Panchal, “Engineering Drawing”, Charotar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P. J. Shah, “Engineering Graphics”, S. Chand Publishing &amp;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P.B. Patel &amp; P.D. Patel, “Engineering Graphics”, Mahajan Publishing Hous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Junarkar, S.B. &amp; Shah, H.J., Mechanics of Structures Vol-I &amp; II, Charotar Publishing Ho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Junnarkar, S. B. &amp; Shah, H. J., Applied Mechanics, Charotar Publishing Ho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Beer and Johnston, Engineering Mechanics (Statics &amp; Dynamic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Anderson, James, and Earl E. Tatro. "Shop Theory. 5th ed." (1968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Bawa, H. S. Workshop Technology. India: Tata McGraw-Hill, (1995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Choudhury, Hajra. "Elements of Workshop Technology, Vol. I &amp; II." Media Promotors Pvt Ltd (200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Varandani, N.S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Sharma, J. P.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Shah Shefali &amp; Goyal Rupali, Basics of Environmental Studi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rwin Kreyszig; Advanced Engineering Mathematics, 8th Ed., Jhon Wiley &amp; Sons, India, 1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H. K. Dass and Rajnish Verma; Higher Engineering Mathematics, S Chand &amp; Co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Sheldon Ross; A first course in probability. Pearson, 201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B. S. Grewal; Higher Engineering Mathematics, Khanna Publ., Delhi, 2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. D. Weir et al; Thomas’ Calculus, 11th Ed., Pearson Education, 200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James Stewart; Calculus Early Transcendental, 5th Ed., Thomson India, 20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C. R. Wylie and L. C. Barrett; Advanced Engineering Mathematics. 1982, McGraw-Hill Book Compan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Michael D. Greenberg; Advanced engineering mathematics. Prentice-Hall, 1988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R. V. Hogg, E. A. Tanis and D. L. Zimmerman; Probability and Statistical Inference, 9th edition, Prentice Hall, 2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Zafar Ahsan; Differential Equations and Their Applications,  Learning, Pvt Ltd,Third Edition (2017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S.M.Bhatt, H.G.Katariya, J.P.Hadiya, “Elements of Mechanical Engineering”, Books India Publicatio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P.S.Desai, S.B.Soni, “Elements of Mechanical Engineering”, Atul Prakashan, Ahmedab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Kandya Anurag, “Elements of Civil Engineering”, Charotar Publishing House Pvt.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Elements of Electrical Engineering and Electronics by U.A.Patel and R. P. Ajwal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A Text Book of Electrical Technology by B. L. Tharej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/text:p>
          </table:table-cell>
          <table:table-cell office:value-type="string" table:style-name="ce1">
            <text:p>Principles of Electrical Engineering and Electronics by V. K. Mehta, S. Ch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Programming in ANSI C, E.Balagurusamy, Tata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C Programming Language (2nd Edition), Brian W. Kernighan, Dennis M. Ritchie, PrenticeHall (PHI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C: The Complete Reference, Herbert Schildt, McGraw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for Scientists and Engineers by Randall D. Knight, 4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University Physics by Hugh D. Young, Roger A. Freedman and A. Lewis Ford, 13th Edition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Physics by John D. Cutnell&amp; Kenneth W. Johnson, 8th Edition, John Wiley &amp; Sons, In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The Science Book,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How Science Works: The Facts Visually Explained. DK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1</text:p>
          </table:table-cell>
          <table:table-cell office:value-type="string" table:style-name="ce1">
            <text:p>Erwin Kreyszig: Advanced Engineering Mathematics, 8th Ed., Jhon Wiley &amp; Sons, India, 1999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1</text:p>
          </table:table-cell>
          <table:table-cell office:value-type="string" table:style-name="ce1">
            <text:p>Thomas, G. B., and R. L. Finney. "Calculus with Analytic Geometry ( 9th Edition), 1996.", Addison Wesley Publish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1</text:p>
          </table:table-cell>
          <table:table-cell office:value-type="string" table:style-name="ce1">
            <text:p>Ahsaan, Zafar. Differential equations and their applications. PHI Learning Pvt. Ltd., 2004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1</text:p>
          </table:table-cell>
          <table:table-cell office:value-type="string" table:style-name="ce1">
            <text:p>Op-Amp and Linear integrated Circuit technology- Ramakant A Gayakwad, PHI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1</text:p>
          </table:table-cell>
          <table:table-cell office:value-type="string" table:style-name="ce1">
            <text:p>Principles of Electronics by V. K. Mehta S. Chand &amp; Company Lt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1</text:p>
          </table:table-cell>
          <table:table-cell office:value-type="string" table:style-name="ce1">
            <text:p>Analog and Digital Electronics by J. S. Katre, Techmax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2</text:p>
          </table:table-cell>
          <table:table-cell office:value-type="string" table:style-name="ce1">
            <text:p>Network Analysis and Synthesis by Ravish R Singh, McGraw Hill Education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2</text:p>
          </table:table-cell>
          <table:table-cell office:value-type="string" table:style-name="ce1">
            <text:p>Circuit Theory by A. Chakrabarti , Dhanpat Rai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2</text:p>
          </table:table-cell>
          <table:table-cell office:value-type="string" table:style-name="ce1">
            <text:p>Network Analysis by Van Valkenburg , Prentice Hall Colle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3</text:p>
          </table:table-cell>
          <table:table-cell office:value-type="string" table:style-name="ce1">
            <text:p>B.C. Nakra &amp; K.K. Chaudhry, Instrumentation, Measurement and Analysis, TATA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3</text:p>
          </table:table-cell>
          <table:table-cell office:value-type="string" table:style-name="ce1">
            <text:p>A. K. Shawhney, Electrical and Electronics Measurement and Instrumentation, Dhanpat Rai Publish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3</text:p>
          </table:table-cell>
          <table:table-cell office:value-type="string" table:style-name="ce1">
            <text:p>R. K. Rajput, Electrical and Electronics Measurement and Instrumentation, S. Chand Limi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4</text:p>
          </table:table-cell>
          <table:table-cell office:value-type="string" table:style-name="ce1">
            <text:p>Energy Technology by S. Rao &amp; Dr. B.B.Parulekar, Khanna Publication, New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4</text:p>
          </table:table-cell>
          <table:table-cell office:value-type="string" table:style-name="ce1">
            <text:p>Renewable energy sources and conversion technology by N.K. Bansal, Tata McGraw Hill, New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4</text:p>
          </table:table-cell>
          <table:table-cell office:value-type="string" table:style-name="ce1">
            <text:p>A Course in electrical power by Soni &amp; Bhatnagar, Dhanpat Rai &amp; Son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5</text:p>
          </table:table-cell>
          <table:table-cell office:value-type="string" table:style-name="ce1">
            <text:p>Control System Engineering by J Nagrath &amp; M Gopal New Age International Publish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5</text:p>
          </table:table-cell>
          <table:table-cell office:value-type="string" table:style-name="ce1">
            <text:p>Automatic Control Systems by S. Hasan Saeed, Katson Book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5</text:p>
          </table:table-cell>
          <table:table-cell office:value-type="string" table:style-name="ce1">
            <text:p>Control Systems by A. Anand Kumar, PHI Learning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6</text:p>
          </table:table-cell>
          <table:table-cell office:value-type="string" table:style-name="ce1">
            <text:p>Programming and Customizing the 8051 Microcontroller, 1999, by MykePredko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6</text:p>
          </table:table-cell>
          <table:table-cell office:value-type="string" table:style-name="ce1">
            <text:p>8051 Microcontroller – Internals, Instructions, Programming and Interfacing, 2010, by Subrata Ghoshal, Pe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6</text:p>
          </table:table-cell>
          <table:table-cell office:value-type="string" table:style-name="ce1">
            <text:p>8051 Microcontrollers MCS 51 family and its variants, 2010, by S. Shah, Oxford Higher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7</text:p>
          </table:table-cell>
          <table:table-cell office:value-type="string" table:style-name="ce1">
            <text:p>Theory and performance of electrical machines by J.B. Gupta, S.K. Kataria and s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7</text:p>
          </table:table-cell>
          <table:table-cell office:value-type="string" table:style-name="ce1">
            <text:p>Electric Machinery 6th Edition by A.E. Fitzerald, Charles Kingsley, Stephen. D. Umans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7</text:p>
          </table:table-cell>
          <table:table-cell office:value-type="string" table:style-name="ce1">
            <text:p>The performance and design of alternating current machines by M.G. Say, CBS Publishers &amp; Distribut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1</text:p>
          </table:table-cell>
          <table:table-cell office:value-type="string" table:style-name="ce1">
            <text:p>Handbook of Electrical Power Distribution, by Ramamurthy University Press (I)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1</text:p>
          </table:table-cell>
          <table:table-cell office:value-type="string" table:style-name="ce1">
            <text:p>Power system analysis by Hadi Saadat, Tata McGraw Hill Publishing Company, New Delh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1</text:p>
          </table:table-cell>
          <table:table-cell office:value-type="string" table:style-name="ce1">
            <text:p>Modern Power System Analysis by D.P. Kothari &amp; I. J. Nagrath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2</text:p>
          </table:table-cell>
          <table:table-cell office:value-type="string" table:style-name="ce1">
            <text:p>Electric Machinery 6th Edition by A.E. Fitzerald, Charles Kingsley, Stephen. D. Umans, Tata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2</text:p>
          </table:table-cell>
          <table:table-cell office:value-type="string" table:style-name="ce1">
            <text:p>A textbook of electrical technology VOL II ( AC &amp; DC machines) by B.L.Theraja &amp; A.K.Theraja S. Chand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2</text:p>
          </table:table-cell>
          <table:table-cell office:value-type="string" table:style-name="ce1">
            <text:p>A textbook of Electrical Machines by K R Siddhapura and D B Raval, Vikas Publishing House Pvt. Lt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3</text:p>
          </table:table-cell>
          <table:table-cell office:value-type="string" table:style-name="ce1">
            <text:p>Power Electronics Converters, Applications and Design by Ned Mohan, Tore M Undeland and William P. Robbins, Wilay Ind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3</text:p>
          </table:table-cell>
          <table:table-cell office:value-type="string" table:style-name="ce1">
            <text:p>Power Electronics by M.D. Singh and K.D.Khanchandani, Tata McGraw-Hill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3</text:p>
          </table:table-cell>
          <table:table-cell office:value-type="string" table:style-name="ce1">
            <text:p>Power Electronics Circuits, Devices and Applications by Muhammad H. Rahid, Pearson Edu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6</text:p>
          </table:table-cell>
          <table:table-cell office:value-type="string" table:style-name="ce1">
            <text:p>Udayashankara "Real Time Digital Signal Processing: Fundamentals, Algorithms and Implementation using TMS Processor", Prentice-Hall Of India Pvt Limited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6</text:p>
          </table:table-cell>
          <table:table-cell office:value-type="string" table:style-name="ce1">
            <text:p>Ramesh Babu, “Digital Signal Processing”, SCITECH Publications, 4th Edition, 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6</text:p>
          </table:table-cell>
          <table:table-cell office:value-type="string" table:style-name="ce1">
            <text:p>John Proakis, Dimitris G Manolakis, “Digital Signal Processing Principles”, Algorithms and Application”, PHI, 3rd Edition (2000)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7</text:p>
          </table:table-cell>
          <table:table-cell office:value-type="string" table:style-name="ce1">
            <text:p>Programmable Logic Controllers &amp; their Engineering Application by A.J. Crispin,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7</text:p>
          </table:table-cell>
          <table:table-cell office:value-type="string" table:style-name="ce1">
            <text:p>Programmable Logic Controllers by John W. Webb and Ronald A. Reis, PHI Public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7</text:p>
          </table:table-cell>
          <table:table-cell office:value-type="string" table:style-name="ce1">
            <text:p>Exploring Programmable Logic Controllers with Applications by Pradeep Kumar Srivastava, BPB Pub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8</text:p>
          </table:table-cell>
          <table:table-cell office:value-type="string" table:style-name="ce1">
            <text:p>Power Electronics by Dr. P. S. Bimbhra, Khanna publish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8</text:p>
          </table:table-cell>
          <table:table-cell office:value-type="string" table:style-name="ce1">
            <text:p>Power electronics by M D Singh and K B K Khanchandani, Tata Mcgraw-Hill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8</text:p>
          </table:table-cell>
          <table:table-cell office:value-type="string" table:style-name="ce1">
            <text:p>Power Electronics Converters, Applications and design by Mohan, Undel and, Robbins, Wiley pub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9</text:p>
          </table:table-cell>
          <table:table-cell office:value-type="string" table:style-name="ce1">
            <text:p>Modern Power System Analysis by D.P. Kothari &amp; I. J. Nagrath,, Tata McGraw Hill, New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9</text:p>
          </table:table-cell>
          <table:table-cell office:value-type="string" table:style-name="ce1">
            <text:p>Power System Protection &amp; Switchgear by B. Ravindranath &amp; M. Chander, New Age Internationa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9</text:p>
          </table:table-cell>
          <table:table-cell office:value-type="string" table:style-name="ce1">
            <text:p>Modern Power System Analysis by D.P. Kothari &amp; I. J. Nagrath,, Tata McGraw Hill, New Delhi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1</text:p>
          </table:table-cell>
          <table:table-cell office:value-type="string" table:style-name="ce1">
            <text:p>J. Wood and B.F. Wollenberg, Power Generation, Operation and Control, John Wiley &amp; Sons, New York, USA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1</text:p>
          </table:table-cell>
          <table:table-cell office:value-type="string" table:style-name="ce1">
            <text:p>Power System Analysis by Hadi Saadat, Tata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1</text:p>
          </table:table-cell>
          <table:table-cell office:value-type="string" table:style-name="ce1">
            <text:p>Power System Analysis by Grainger &amp; Stevenson, Tata Mcgraw Hi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2</text:p>
          </table:table-cell>
          <table:table-cell office:value-type="string" table:style-name="ce1">
            <text:p>Power System Protection and Switchgear by B.A. Oza, N.C. Nair, R.P. Mehta and V.H. Makwana, Mcgraw Hill, 20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2</text:p>
          </table:table-cell>
          <table:table-cell office:value-type="string" table:style-name="ce1">
            <text:p>Protection and Switchgear by Bhavesh Bhalja, R. P. Maheshwari and N. G. Chothani, Oxford University Press, 1st Edition, 20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2</text:p>
          </table:table-cell>
          <table:table-cell office:value-type="string" table:style-name="ce1">
            <text:p>Fundamentals of Power System Protection by Y.G. Paithankar, S.R. Bhide, Prentice Hall, India, 2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3</text:p>
          </table:table-cell>
          <table:table-cell office:value-type="string" table:style-name="ce1">
            <text:p>A course in Electrical machine design by A. K. Sawhney &amp; A. Chakrabarti, Dhanpat Rai &amp; Co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3</text:p>
          </table:table-cell>
          <table:table-cell office:value-type="string" table:style-name="ce1">
            <text:p>The performance and design of alternating current machines by M. G. Say, CBS Publishers &amp; Distribut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3</text:p>
          </table:table-cell>
          <table:table-cell office:value-type="string" table:style-name="ce1">
            <text:p>Design of rotating electrical machines by Juha Pyrhonen, Tapani Jokinen, Vale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4</text:p>
          </table:table-cell>
          <table:table-cell office:value-type="string" table:style-name="ce1">
            <text:p>Stephen. J. Chapman, Electric Machinery Fundamentals , Mcgraw Hi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4</text:p>
          </table:table-cell>
          <table:table-cell office:value-type="string" table:style-name="ce1">
            <text:p>Hadi Saadat, Power System Analysis , Tata Mcgraw Hill</text:p>
          </table:table-cell>
          <table:table-cell table:number-columns-repeated="16380"/>
        </table:table-row>
        <table:table-row table:number-rows-repeated="10477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Harshil Padasala</meta:initial-creator>
    <dc:creator>HENIL</dc:creator>
    <meta:creation-date>2015-06-05T18:17:20Z</meta:creation-date>
    <dc:date>2022-04-05T12:17:04Z</dc:date>
  </office:meta>
</office:document-meta>
</file>